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, 'Droid Sans Mono', monospace, monospace"/>
  </office:font-face-decls>
  <office:automatic-styles>
    <style:style style:name="P1" style:family="paragraph" style:parent-style-name="Title">
      <style:text-properties fo:language="sv" fo:country="SE" officeooo:rsid="0000374c" officeooo:paragraph-rsid="0000374c"/>
    </style:style>
    <style:style style:name="P2" style:family="paragraph" style:parent-style-name="Text_20_body">
      <style:text-properties fo:language="sv" fo:country="SE" officeooo:rsid="0000374c" officeooo:paragraph-rsid="0000374c"/>
    </style:style>
    <style:style style:name="P3" style:family="paragraph" style:parent-style-name="Text_20_body">
      <style:text-properties fo:language="sv" fo:country="SE"/>
    </style:style>
    <style:style style:name="P4" style:family="paragraph" style:parent-style-name="Text_20_body">
      <style:text-properties fo:language="sv" fo:country="SE" officeooo:rsid="000633ed" officeooo:paragraph-rsid="00076e2e"/>
    </style:style>
    <style:style style:name="P5" style:family="paragraph" style:parent-style-name="Text_20_body">
      <style:text-properties fo:language="sv" fo:country="SE" officeooo:rsid="000da58f" officeooo:paragraph-rsid="000dd1ec"/>
    </style:style>
    <style:style style:name="P6" style:family="paragraph" style:parent-style-name="Text_20_body">
      <style:text-properties fo:language="sv" fo:country="SE" officeooo:rsid="000dd1ec" officeooo:paragraph-rsid="000dd1ec"/>
    </style:style>
    <style:style style:name="P7" style:family="paragraph" style:parent-style-name="Text_20_body">
      <style:text-properties fo:language="sv" fo:country="SE" fo:font-weight="bold" officeooo:rsid="001b219c" officeooo:paragraph-rsid="001b219c" style:font-weight-asian="bold" style:font-weight-complex="bold"/>
    </style:style>
    <style:style style:name="P8" style:family="paragraph" style:parent-style-name="Text_20_body">
      <style:text-properties style:font-name="Liberation Serif" fo:language="sv" fo:country="SE" style:text-underline-style="none" officeooo:rsid="00097e2d" officeooo:paragraph-rsid="00097e2d"/>
    </style:style>
    <style:style style:name="P9" style:family="paragraph" style:parent-style-name="Text_20_body">
      <style:text-properties style:font-name="Liberation Serif" fo:language="sv" fo:country="SE" style:text-underline-style="none" officeooo:rsid="00097e2d" officeooo:paragraph-rsid="00097e2d" style:font-name-asian="Noto Sans CJK SC" style:font-name-complex="Noto Sans Devanagari1"/>
    </style:style>
    <style:style style:name="P10" style:family="paragraph" style:parent-style-name="Text_20_body">
      <style:text-properties style:font-name="Liberation Serif" fo:language="sv" fo:country="SE" style:text-underline-style="none" officeooo:rsid="000b1370" officeooo:paragraph-rsid="000b1370"/>
    </style:style>
    <style:style style:name="P11" style:family="paragraph" style:parent-style-name="Text_20_body">
      <style:text-properties style:font-name="Liberation Sans" fo:language="sv" fo:country="SE" style:text-underline-style="none" officeooo:rsid="00254517" officeooo:paragraph-rsid="00254517" style:font-name-asian="Noto Sans CJK SC" style:font-name-complex="Noto Sans Devanagari1"/>
    </style:style>
    <style:style style:name="P12" style:family="paragraph" style:parent-style-name="Text_20_body">
      <style:text-properties officeooo:paragraph-rsid="004fdc8e"/>
    </style:style>
    <style:style style:name="P13" style:family="paragraph" style:parent-style-name="Text_20_body">
      <style:text-properties officeooo:paragraph-rsid="004fae3f"/>
    </style:style>
    <style:style style:name="P14" style:family="paragraph" style:parent-style-name="Text_20_body">
      <style:text-properties officeooo:paragraph-rsid="005977e3"/>
    </style:style>
    <style:style style:name="P15" style:family="paragraph" style:parent-style-name="Standard">
      <style:text-properties officeooo:paragraph-rsid="00593b2e"/>
    </style:style>
    <style:style style:name="P16" style:family="paragraph" style:parent-style-name="Standard">
      <style:text-properties officeooo:paragraph-rsid="005b99ec"/>
    </style:style>
    <style:style style:name="P17" style:family="paragraph" style:parent-style-name="Text_20_body">
      <style:text-properties officeooo:paragraph-rsid="005b99ec"/>
    </style:style>
    <style:style style:name="P18" style:family="paragraph" style:parent-style-name="Standard">
      <style:text-properties officeooo:paragraph-rsid="005d5fa6"/>
    </style:style>
    <style:style style:name="P19" style:family="paragraph" style:parent-style-name="Standard">
      <style:text-properties officeooo:paragraph-rsid="00601cce"/>
    </style:style>
    <style:style style:name="P20" style:family="paragraph" style:parent-style-name="Text_20_body">
      <style:text-properties officeooo:paragraph-rsid="00601cce"/>
    </style:style>
    <style:style style:name="P21" style:family="paragraph" style:parent-style-name="Standard">
      <style:text-properties officeooo:paragraph-rsid="00622899"/>
    </style:style>
    <style:style style:name="P22" style:family="paragraph" style:parent-style-name="Standard">
      <style:text-properties officeooo:paragraph-rsid="006333cb"/>
    </style:style>
    <style:style style:name="P23" style:family="paragraph" style:parent-style-name="Standard">
      <style:text-properties officeooo:paragraph-rsid="00656577"/>
    </style:style>
    <style:style style:name="P24" style:family="paragraph" style:parent-style-name="Text_20_body">
      <style:text-properties officeooo:paragraph-rsid="0065c7c3"/>
    </style:style>
    <style:style style:name="P25" style:family="paragraph" style:parent-style-name="Standard">
      <style:text-properties officeooo:paragraph-rsid="006a48fb"/>
    </style:style>
    <style:style style:name="P26" style:family="paragraph" style:parent-style-name="Standard">
      <style:text-properties officeooo:paragraph-rsid="006b6f74"/>
    </style:style>
    <style:style style:name="P27" style:family="paragraph" style:parent-style-name="Standard">
      <style:text-properties officeooo:paragraph-rsid="006fc1ba"/>
    </style:style>
    <style:style style:name="P28" style:family="paragraph" style:parent-style-name="Standard">
      <style:text-properties officeooo:paragraph-rsid="0071c3d6"/>
    </style:style>
    <style:style style:name="P29" style:family="paragraph" style:parent-style-name="Text_20_body">
      <style:text-properties officeooo:paragraph-rsid="007650ab"/>
    </style:style>
    <style:style style:name="P30" style:family="paragraph" style:parent-style-name="Text_20_body">
      <style:text-properties officeooo:paragraph-rsid="00790592"/>
    </style:style>
    <style:style style:name="P31" style:family="paragraph" style:parent-style-name="Text_20_body">
      <style:text-properties officeooo:paragraph-rsid="007c20ad"/>
    </style:style>
    <style:style style:name="P32" style:family="paragraph" style:parent-style-name="Text_20_body">
      <style:text-properties officeooo:paragraph-rsid="007dc2e0"/>
    </style:style>
    <style:style style:name="P33" style:family="paragraph" style:parent-style-name="Standard">
      <style:text-properties officeooo:paragraph-rsid="007dc2e0"/>
    </style:style>
    <style:style style:name="P34" style:family="paragraph" style:parent-style-name="Standard">
      <style:text-properties officeooo:paragraph-rsid="007e9819"/>
    </style:style>
    <style:style style:name="P35" style:family="paragraph" style:parent-style-name="Text_20_body">
      <style:text-properties officeooo:paragraph-rsid="007e9819"/>
    </style:style>
    <style:style style:name="P36" style:family="paragraph" style:parent-style-name="Standard">
      <style:text-properties officeooo:paragraph-rsid="0085c7fd"/>
    </style:style>
    <style:style style:name="P37" style:family="paragraph" style:parent-style-name="Standard">
      <style:text-properties officeooo:paragraph-rsid="0085d5f1"/>
    </style:style>
    <style:style style:name="P38" style:family="paragraph" style:parent-style-name="Text_20_body">
      <style:text-properties officeooo:paragraph-rsid="0085d5f1"/>
    </style:style>
    <style:style style:name="P39" style:family="paragraph" style:parent-style-name="Standard">
      <style:text-properties officeooo:paragraph-rsid="0081fec6"/>
    </style:style>
    <style:style style:name="P40" style:family="paragraph" style:parent-style-name="Standard">
      <style:text-properties officeooo:paragraph-rsid="0090faea"/>
    </style:style>
    <style:style style:name="P41" style:family="paragraph" style:parent-style-name="Heading_20_2">
      <style:paragraph-properties fo:text-align="center" style:justify-single-word="false"/>
      <style:text-properties fo:language="sv" fo:country="SE" officeooo:rsid="0000374c" officeooo:paragraph-rsid="0000374c"/>
    </style:style>
    <style:style style:name="P42" style:family="paragraph" style:parent-style-name="Heading_20_3">
      <style:text-properties fo:language="sv" fo:country="SE" style:text-underline-style="solid" style:text-underline-width="auto" style:text-underline-color="font-color"/>
    </style:style>
    <style:style style:name="P43" style:family="paragraph" style:parent-style-name="Heading_20_3">
      <style:text-properties fo:language="sv" fo:country="SE" style:text-underline-style="solid" style:text-underline-width="auto" style:text-underline-color="font-color" officeooo:paragraph-rsid="000da58f"/>
    </style:style>
    <style:style style:name="P44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style:font-name-asian="Noto Sans CJK SC" style:font-name-complex="Noto Sans Devanagari1"/>
    </style:style>
    <style:style style:name="P45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paragraph-rsid="000da58f" style:font-name-asian="Noto Sans CJK SC" style:font-name-complex="Noto Sans Devanagari1"/>
    </style:style>
    <style:style style:name="P46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paragraph-rsid="00255016" style:font-name-asian="Noto Sans CJK SC" style:font-name-complex="Noto Sans Devanagari1"/>
    </style:style>
    <style:style style:name="P47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255016" style:font-name-asian="Noto Sans CJK SC" style:font-name-complex="Noto Sans Devanagari1"/>
    </style:style>
    <style:style style:name="P48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2e0431" style:font-name-asian="Noto Sans CJK SC" style:font-name-complex="Noto Sans Devanagari1"/>
    </style:style>
    <style:style style:name="P49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320f27" style:font-name-asian="Noto Sans CJK SC" style:font-name-complex="Noto Sans Devanagari1"/>
    </style:style>
    <style:style style:name="P50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325fb5" style:font-name-asian="Noto Sans CJK SC" style:font-name-complex="Noto Sans Devanagari1"/>
    </style:style>
    <style:style style:name="P51" style:family="paragraph" style:parent-style-name="Heading_20_3">
      <style:paragraph-properties fo:keep-with-next="always"/>
      <style:text-properties officeooo:paragraph-rsid="000da58f"/>
    </style:style>
    <style:style style:name="P52" style:family="paragraph" style:parent-style-name="Heading_20_3">
      <style:paragraph-properties fo:keep-with-next="always"/>
      <style:text-properties officeooo:paragraph-rsid="00325fb5"/>
    </style:style>
    <style:style style:name="P53" style:family="paragraph" style:parent-style-name="Heading_20_4">
      <style:text-properties fo:language="sv" fo:country="SE"/>
    </style:style>
    <style:style style:name="P54" style:family="paragraph" style:parent-style-name="Preformatted_20_Text" style:list-style-name="L6">
      <style:text-properties fo:language="sv" fo:country="SE" fo:font-weight="normal" officeooo:rsid="001b219c" officeooo:paragraph-rsid="001b219c" style:font-weight-asian="normal" style:font-weight-complex="normal"/>
    </style:style>
    <style:style style:name="P55" style:family="paragraph" style:parent-style-name="Preformatted_20_Text" style:list-style-name="L18">
      <style:text-properties officeooo:paragraph-rsid="0041ed2d"/>
    </style:style>
    <style:style style:name="P56" style:family="paragraph" style:parent-style-name="Standard" style:list-style-name="L21">
      <style:text-properties officeooo:paragraph-rsid="00593b2e"/>
    </style:style>
    <style:style style:name="P57" style:family="paragraph" style:parent-style-name="Standard" style:list-style-name="L22">
      <style:text-properties officeooo:paragraph-rsid="00593b2e"/>
    </style:style>
    <style:style style:name="P58" style:family="paragraph" style:parent-style-name="Standard" style:list-style-name="L23">
      <style:text-properties officeooo:paragraph-rsid="00593b2e"/>
    </style:style>
    <style:style style:name="P59" style:family="paragraph" style:parent-style-name="Standard" style:list-style-name="L24">
      <style:text-properties officeooo:paragraph-rsid="005d5fa6"/>
    </style:style>
    <style:style style:name="P60" style:family="paragraph" style:parent-style-name="Standard" style:list-style-name="L24">
      <style:paragraph-properties style:line-height-at-least="0.2083in"/>
      <style:text-properties fo:color="#000000" loext:opacity="100%" style:font-name="system-ui" fo:font-size="9.75pt" fo:font-weight="normal" fo:background-color="transparent"/>
    </style:style>
    <style:style style:name="P61" style:family="paragraph" style:parent-style-name="Standard" style:list-style-name="L25">
      <style:text-properties officeooo:paragraph-rsid="006133d4"/>
    </style:style>
    <style:style style:name="P62" style:family="paragraph" style:parent-style-name="Standard" style:list-style-name="L25">
      <style:text-properties officeooo:paragraph-rsid="0061a9f5"/>
    </style:style>
    <style:style style:name="P63" style:family="paragraph" style:parent-style-name="Standard" style:list-style-name="L25">
      <style:text-properties officeooo:paragraph-rsid="00622899"/>
    </style:style>
    <style:style style:name="P64" style:family="paragraph" style:parent-style-name="Standard" style:list-style-name="L26">
      <style:text-properties officeooo:paragraph-rsid="0061a9f5"/>
    </style:style>
    <style:style style:name="P65" style:family="paragraph" style:parent-style-name="Standard" style:list-style-name="L26">
      <style:text-properties officeooo:paragraph-rsid="006333cb"/>
    </style:style>
    <style:style style:name="P66" style:family="paragraph" style:parent-style-name="Standard" style:list-style-name="L27">
      <style:text-properties officeooo:paragraph-rsid="006333cb"/>
    </style:style>
    <style:style style:name="P67" style:family="paragraph" style:parent-style-name="Standard" style:list-style-name="L30">
      <style:text-properties officeooo:paragraph-rsid="006a48fb"/>
    </style:style>
    <style:style style:name="P68" style:family="paragraph" style:parent-style-name="Standard" style:list-style-name="L31">
      <style:text-properties officeooo:paragraph-rsid="006a48fb"/>
    </style:style>
    <style:style style:name="P69" style:family="paragraph" style:parent-style-name="Standard" style:list-style-name="L31">
      <style:text-properties officeooo:paragraph-rsid="006b6f74"/>
    </style:style>
    <style:style style:name="P70" style:family="paragraph" style:parent-style-name="Standard" style:list-style-name="L32">
      <style:text-properties officeooo:paragraph-rsid="006a48fb"/>
    </style:style>
    <style:style style:name="P71" style:family="paragraph" style:parent-style-name="Standard" style:list-style-name="L32">
      <style:text-properties officeooo:paragraph-rsid="006fc1ba"/>
    </style:style>
    <style:style style:name="P72" style:family="paragraph" style:parent-style-name="Standard" style:list-style-name="L33">
      <style:text-properties officeooo:paragraph-rsid="006a48fb"/>
    </style:style>
    <style:style style:name="P73" style:family="paragraph" style:parent-style-name="Standard" style:list-style-name="L33">
      <style:text-properties officeooo:paragraph-rsid="006fe1fd"/>
    </style:style>
    <style:style style:name="P74" style:family="paragraph" style:parent-style-name="Standard" style:list-style-name="L33">
      <style:text-properties officeooo:paragraph-rsid="0071c3d6"/>
    </style:style>
    <style:style style:name="P75" style:family="paragraph" style:parent-style-name="Standard" style:list-style-name="L34">
      <style:text-properties officeooo:paragraph-rsid="007650ab"/>
    </style:style>
    <style:style style:name="P76" style:family="paragraph" style:parent-style-name="Standard" style:list-style-name="L34">
      <style:text-properties officeooo:paragraph-rsid="0078399e"/>
    </style:style>
    <style:style style:name="P77" style:family="paragraph" style:parent-style-name="Standard" style:list-style-name="L35">
      <style:text-properties officeooo:paragraph-rsid="00790592"/>
    </style:style>
    <style:style style:name="P78" style:family="paragraph" style:parent-style-name="Standard" style:list-style-name="L36">
      <style:text-properties officeooo:paragraph-rsid="007c20ad"/>
    </style:style>
    <style:style style:name="P79" style:family="paragraph" style:parent-style-name="Standard" style:list-style-name="L37">
      <style:text-properties officeooo:paragraph-rsid="007dc2e0"/>
    </style:style>
    <style:style style:name="P80" style:family="paragraph" style:parent-style-name="Standard" style:list-style-name="L38">
      <style:text-properties officeooo:paragraph-rsid="007e9819"/>
    </style:style>
    <style:style style:name="P81" style:family="paragraph" style:parent-style-name="Standard" style:list-style-name="L39">
      <style:text-properties officeooo:paragraph-rsid="00805768"/>
    </style:style>
    <style:style style:name="P82" style:family="paragraph" style:parent-style-name="Standard" style:list-style-name="L39">
      <style:text-properties officeooo:paragraph-rsid="0081fec6"/>
    </style:style>
    <style:style style:name="P83" style:family="paragraph" style:parent-style-name="Standard" style:list-style-name="L39">
      <style:text-properties officeooo:paragraph-rsid="0085c7fd"/>
    </style:style>
    <style:style style:name="P84" style:family="paragraph" style:parent-style-name="Standard" style:list-style-name="L40">
      <style:text-properties officeooo:paragraph-rsid="0090faea"/>
    </style:style>
    <style:style style:name="P85" style:family="paragraph" style:parent-style-name="Standard" style:list-style-name="L41">
      <style:text-properties officeooo:paragraph-rsid="0090faea"/>
    </style:style>
    <style:style style:name="P86" style:family="paragraph" style:parent-style-name="Standard" style:list-style-name="L41">
      <style:text-properties officeooo:paragraph-rsid="0096e3ba"/>
    </style:style>
    <style:style style:name="P87" style:family="paragraph" style:parent-style-name="Standard" style:list-style-name="L42">
      <style:text-properties officeooo:paragraph-rsid="008cf0ea"/>
    </style:style>
    <style:style style:name="P88" style:family="paragraph" style:parent-style-name="Standard" style:list-style-name="L42">
      <style:text-properties officeooo:paragraph-rsid="0090faea"/>
    </style:style>
    <style:style style:name="P89" style:family="paragraph" style:parent-style-name="Standard">
      <style:text-properties officeooo:paragraph-rsid="0096e3ba"/>
    </style:style>
    <style:style style:name="P90" style:family="paragraph" style:parent-style-name="Standard">
      <style:text-properties officeooo:paragraph-rsid="00998ad0"/>
    </style:style>
    <style:style style:name="P91" style:family="paragraph" style:parent-style-name="Standard" style:list-style-name="L43">
      <style:text-properties officeooo:paragraph-rsid="00998ad0"/>
    </style:style>
    <style:style style:name="P92" style:family="paragraph" style:parent-style-name="Text_20_body" style:list-style-name="L1">
      <style:text-properties fo:language="sv" fo:country="SE" officeooo:rsid="000197f9" officeooo:paragraph-rsid="000197f9"/>
    </style:style>
    <style:style style:name="P93" style:family="paragraph" style:parent-style-name="Text_20_body" style:list-style-name="L2">
      <style:text-properties fo:language="sv" fo:country="SE" officeooo:rsid="000197f9" officeooo:paragraph-rsid="000197f9"/>
    </style:style>
    <style:style style:name="P94" style:family="paragraph" style:parent-style-name="Text_20_body" style:list-style-name="L2">
      <style:text-properties fo:language="sv" fo:country="SE" officeooo:rsid="00054b59" officeooo:paragraph-rsid="00054b59"/>
    </style:style>
    <style:style style:name="P95" style:family="paragraph" style:parent-style-name="Text_20_body" style:list-style-name="L3">
      <style:text-properties fo:language="sv" fo:country="SE" officeooo:rsid="000dd1ec" officeooo:paragraph-rsid="000dd1ec"/>
    </style:style>
    <style:style style:name="P96" style:family="paragraph" style:parent-style-name="Text_20_body" style:list-style-name="L4">
      <style:text-properties fo:language="sv" fo:country="SE" officeooo:rsid="00128a69" officeooo:paragraph-rsid="00128a69"/>
    </style:style>
    <style:style style:name="P97" style:family="paragraph" style:parent-style-name="Text_20_body" style:list-style-name="L4">
      <style:text-properties fo:language="sv" fo:country="SE" officeooo:rsid="001488b7" officeooo:paragraph-rsid="001488b7"/>
    </style:style>
    <style:style style:name="P98" style:family="paragraph" style:parent-style-name="Text_20_body" style:list-style-name="L4">
      <style:text-properties fo:language="sv" fo:country="SE" officeooo:rsid="001652b0" officeooo:paragraph-rsid="001652b0"/>
    </style:style>
    <style:style style:name="P99" style:family="paragraph" style:parent-style-name="Text_20_body" style:list-style-name="L5">
      <style:text-properties fo:language="sv" fo:country="SE" officeooo:rsid="001a9efe" officeooo:paragraph-rsid="001a9efe"/>
    </style:style>
    <style:style style:name="P100" style:family="paragraph" style:parent-style-name="Text_20_body" style:list-style-name="L6">
      <style:text-properties fo:language="sv" fo:country="SE" fo:font-weight="normal" officeooo:rsid="001b219c" officeooo:paragraph-rsid="001b219c" style:font-weight-asian="normal" style:font-weight-complex="normal"/>
    </style:style>
    <style:style style:name="P101" style:family="paragraph" style:parent-style-name="Text_20_body" style:list-style-name="L6">
      <style:text-properties fo:language="sv" fo:country="SE" fo:font-weight="normal" officeooo:rsid="001b7b66" officeooo:paragraph-rsid="001b7b66" style:font-weight-asian="normal" style:font-weight-complex="normal"/>
    </style:style>
    <style:style style:name="P102" style:family="paragraph" style:parent-style-name="Text_20_body" style:list-style-name="L6">
      <style:text-properties fo:language="sv" fo:country="SE" fo:font-weight="normal" officeooo:rsid="001cb131" officeooo:paragraph-rsid="001cb131" style:font-weight-asian="normal" style:font-weight-complex="normal"/>
    </style:style>
    <style:style style:name="P103" style:family="paragraph" style:parent-style-name="Text_20_body" style:list-style-name="L7">
      <style:text-properties fo:language="sv" fo:country="SE" officeooo:rsid="00209d62" officeooo:paragraph-rsid="00209d62"/>
    </style:style>
    <style:style style:name="P104" style:family="paragraph" style:parent-style-name="Text_20_body" style:list-style-name="L7">
      <style:text-properties fo:language="sv" fo:country="SE" officeooo:rsid="00226eb4" officeooo:paragraph-rsid="00226eb4"/>
    </style:style>
    <style:style style:name="P105" style:family="paragraph" style:parent-style-name="Text_20_body" style:list-style-name="L3">
      <style:text-properties style:text-line-through-style="solid" style:text-line-through-type="single" fo:language="sv" fo:country="SE" officeooo:rsid="000dd1ec" officeooo:paragraph-rsid="000dd1ec"/>
    </style:style>
    <style:style style:name="P106" style:family="paragraph" style:parent-style-name="Text_20_body" style:list-style-name="L3">
      <style:text-properties style:text-line-through-style="none" style:text-line-through-type="none" fo:language="sv" fo:country="SE" officeooo:rsid="000f6a0b" officeooo:paragraph-rsid="000f6a0b"/>
    </style:style>
    <style:style style:name="P107" style:family="paragraph" style:parent-style-name="Text_20_body" style:list-style-name="L7">
      <style:text-properties style:text-line-through-style="none" style:text-line-through-type="none" fo:language="sv" fo:country="SE" officeooo:rsid="00244d22" officeooo:paragraph-rsid="00244d22"/>
    </style:style>
    <style:style style:name="P108" style:family="paragraph" style:parent-style-name="Text_20_body" style:list-style-name="L6">
      <style:text-properties officeooo:paragraph-rsid="001b7b66"/>
    </style:style>
    <style:style style:name="P109" style:family="paragraph" style:parent-style-name="Text_20_body" style:list-style-name="L8">
      <style:text-properties style:font-name="Liberation Sans" fo:language="sv" fo:country="SE" style:text-underline-style="none" officeooo:paragraph-rsid="00254517" style:font-name-asian="Noto Sans CJK SC" style:font-name-complex="Noto Sans Devanagari1"/>
    </style:style>
    <style:style style:name="P110" style:family="paragraph" style:parent-style-name="Text_20_body" style:list-style-name="L8">
      <style:text-properties style:font-name="Liberation Sans" fo:language="sv" fo:country="SE" style:text-underline-style="none" officeooo:rsid="00254517" officeooo:paragraph-rsid="00254517" style:font-name-asian="Noto Sans CJK SC" style:font-name-complex="Noto Sans Devanagari1"/>
    </style:style>
    <style:style style:name="P111" style:family="paragraph" style:parent-style-name="Text_20_body" style:list-style-name="L9">
      <style:text-properties officeooo:paragraph-rsid="00254517"/>
    </style:style>
    <style:style style:name="P112" style:family="paragraph" style:parent-style-name="Text_20_body" style:list-style-name="L9">
      <style:text-properties officeooo:paragraph-rsid="002bb42b"/>
    </style:style>
    <style:style style:name="P113" style:family="paragraph" style:parent-style-name="Text_20_body" style:list-style-name="L9">
      <style:text-properties officeooo:paragraph-rsid="002c9237"/>
    </style:style>
    <style:style style:name="P114" style:family="paragraph" style:parent-style-name="Text_20_body" style:list-style-name="L10">
      <style:text-properties officeooo:paragraph-rsid="002e0431"/>
    </style:style>
    <style:style style:name="P115" style:family="paragraph" style:parent-style-name="Text_20_body" style:list-style-name="L10">
      <style:text-properties officeooo:paragraph-rsid="0031bfd0"/>
    </style:style>
    <style:style style:name="P116" style:family="paragraph" style:parent-style-name="Text_20_body" style:list-style-name="L11">
      <style:text-properties officeooo:paragraph-rsid="00320f27"/>
    </style:style>
    <style:style style:name="P117" style:family="paragraph" style:parent-style-name="Text_20_body" style:list-style-name="L12">
      <style:text-properties officeooo:paragraph-rsid="002e0431"/>
    </style:style>
    <style:style style:name="P118" style:family="paragraph" style:parent-style-name="Text_20_body" style:list-style-name="L12">
      <style:text-properties officeooo:paragraph-rsid="0034002f"/>
    </style:style>
    <style:style style:name="P119" style:family="paragraph" style:parent-style-name="Text_20_body" style:list-style-name="L12">
      <style:text-properties officeooo:paragraph-rsid="0034c1da"/>
    </style:style>
    <style:style style:name="P120" style:family="paragraph" style:parent-style-name="Text_20_body" style:list-style-name="L13">
      <style:text-properties officeooo:paragraph-rsid="0037aa7e"/>
    </style:style>
    <style:style style:name="P121" style:family="paragraph" style:parent-style-name="Text_20_body" style:list-style-name="L13">
      <style:text-properties officeooo:paragraph-rsid="0037dfee"/>
    </style:style>
    <style:style style:name="P122" style:family="paragraph" style:parent-style-name="Text_20_body" style:list-style-name="L13">
      <style:text-properties officeooo:paragraph-rsid="003a113f"/>
    </style:style>
    <style:style style:name="P123" style:family="paragraph" style:parent-style-name="Text_20_body" style:list-style-name="L14">
      <style:text-properties officeooo:paragraph-rsid="003e07f7"/>
    </style:style>
    <style:style style:name="P124" style:family="paragraph" style:parent-style-name="Text_20_body" style:list-style-name="L14">
      <style:text-properties officeooo:paragraph-rsid="00409ecd"/>
    </style:style>
    <style:style style:name="P125" style:family="paragraph" style:parent-style-name="Text_20_body" style:list-style-name="L15">
      <style:text-properties officeooo:paragraph-rsid="0040df44"/>
    </style:style>
    <style:style style:name="P126" style:family="paragraph" style:parent-style-name="Text_20_body" style:list-style-name="L15">
      <style:text-properties officeooo:paragraph-rsid="0041ed2d"/>
    </style:style>
    <style:style style:name="P127" style:family="paragraph" style:parent-style-name="Text_20_body" style:list-style-name="L15">
      <style:text-properties officeooo:paragraph-rsid="004fdc8e"/>
    </style:style>
    <style:style style:name="P128" style:family="paragraph" style:parent-style-name="Text_20_body" style:list-style-name="L16">
      <style:text-properties officeooo:paragraph-rsid="0041ed2d"/>
    </style:style>
    <style:style style:name="P129" style:family="paragraph" style:parent-style-name="Text_20_body" style:list-style-name="L17">
      <style:text-properties officeooo:paragraph-rsid="004d5bb7"/>
    </style:style>
    <style:style style:name="P130" style:family="paragraph" style:parent-style-name="Text_20_body" style:list-style-name="L17">
      <style:text-properties officeooo:paragraph-rsid="004f0bb4"/>
    </style:style>
    <style:style style:name="P131" style:family="paragraph" style:parent-style-name="Text_20_body" style:list-style-name="L18">
      <style:text-properties officeooo:paragraph-rsid="0041ed2d"/>
    </style:style>
    <style:style style:name="P132" style:family="paragraph" style:parent-style-name="Text_20_body" style:list-style-name="L18">
      <style:text-properties officeooo:paragraph-rsid="00531210"/>
    </style:style>
    <style:style style:name="P133" style:family="paragraph" style:parent-style-name="Text_20_body" style:list-style-name="L18">
      <style:text-properties officeooo:paragraph-rsid="005452ee"/>
    </style:style>
    <style:style style:name="P134" style:family="paragraph" style:parent-style-name="Text_20_body" style:list-style-name="L18">
      <style:text-properties officeooo:paragraph-rsid="0055c4c9"/>
    </style:style>
    <style:style style:name="P135" style:family="paragraph" style:parent-style-name="Text_20_body" style:list-style-name="L19">
      <style:text-properties officeooo:paragraph-rsid="0055c4c9"/>
    </style:style>
    <style:style style:name="P136" style:family="paragraph" style:parent-style-name="Text_20_body" style:list-style-name="L20">
      <style:text-properties officeooo:paragraph-rsid="0057f816"/>
    </style:style>
    <style:style style:name="P137" style:family="paragraph" style:parent-style-name="Text_20_body" style:list-style-name="L21">
      <style:text-properties officeooo:paragraph-rsid="00593b2e"/>
    </style:style>
    <style:style style:name="P138" style:family="paragraph" style:parent-style-name="Text_20_body" style:list-style-name="L28">
      <style:text-properties officeooo:paragraph-rsid="0065c7c3"/>
    </style:style>
    <style:style style:name="P139" style:family="paragraph" style:parent-style-name="Text_20_body" style:list-style-name="L29">
      <style:text-properties officeooo:paragraph-rsid="0065c7c3"/>
    </style:style>
    <style:style style:name="P140" style:family="paragraph" style:parent-style-name="Text_20_body" style:list-style-name="L29">
      <style:text-properties officeooo:paragraph-rsid="006791c6"/>
    </style:style>
    <style:style style:name="P141" style:family="paragraph" style:parent-style-name="Text_20_body" style:list-style-name="L34">
      <style:text-properties officeooo:paragraph-rsid="00790592"/>
    </style:style>
    <style:style style:name="P142" style:family="paragraph" style:parent-style-name="Text_20_body">
      <style:text-properties officeooo:paragraph-rsid="007e9819"/>
    </style:style>
    <style:style style:name="T1" style:family="text">
      <style:text-properties officeooo:rsid="000197f9"/>
    </style:style>
    <style:style style:name="T2" style:family="text">
      <style:text-properties officeooo:rsid="00054b59"/>
    </style:style>
    <style:style style:name="T3" style:family="text">
      <style:text-properties officeooo:rsid="00076e2e"/>
    </style:style>
    <style:style style:name="T4" style:family="text">
      <style:text-properties style:font-name-asian="Noto Sans CJK SC" style:font-name-complex="Noto Sans Devanagari1"/>
    </style:style>
    <style:style style:name="T5" style:family="text">
      <style:text-properties officeooo:rsid="000a2d89" style:font-name-asian="Noto Sans CJK SC" style:font-name-complex="Noto Sans Devanagari1"/>
    </style:style>
    <style:style style:name="T6" style:family="text">
      <style:text-properties officeooo:rsid="001488b7"/>
    </style:style>
    <style:style style:name="T7" style:family="text">
      <style:text-properties officeooo:rsid="0016ede8"/>
    </style:style>
    <style:style style:name="T8" style:family="text">
      <style:text-properties officeooo:rsid="001aaef2"/>
    </style:style>
    <style:style style:name="T9" style:family="text">
      <style:text-properties fo:language="sv" fo:country="SE" fo:font-weight="normal" officeooo:rsid="001b7b66" style:font-weight-asian="normal" style:font-weight-complex="normal"/>
    </style:style>
    <style:style style:name="T10" style:family="text">
      <style:text-properties style:font-name="Liberation Sans" fo:language="sv" fo:country="SE" style:text-underline-style="solid" style:text-underline-width="auto" style:text-underline-color="font-color" style:font-name-asian="Noto Sans CJK SC" style:font-name-complex="Noto Sans Devanagari1"/>
    </style:style>
    <style:style style:name="T11" style:family="text">
      <style:text-properties style:font-name="Liberation Sans" fo:language="sv" fo:country="SE" style:text-underline-style="solid" style:text-underline-width="auto" style:text-underline-color="font-color" officeooo:rsid="00320f27" style:font-name-asian="Noto Sans CJK SC" style:font-name-complex="Noto Sans Devanagari1"/>
    </style:style>
    <style:style style:name="T12" style:family="text">
      <style:text-properties style:font-name="Liberation Sans" fo:language="sv" fo:country="SE" style:text-underline-style="solid" style:text-underline-width="auto" style:text-underline-color="font-color" fo:font-weight="bold" officeooo:rsid="00320f27" style:font-name-asian="Noto Sans CJK SC" style:font-weight-asian="bold" style:font-name-complex="Noto Sans Devanagari1" style:font-weight-complex="bold"/>
    </style:style>
    <style:style style:name="T13" style:family="text">
      <style:text-properties style:font-name="Liberation Sans" fo:language="sv" fo:country="SE" style:text-underline-style="solid" style:text-underline-width="auto" style:text-underline-color="font-color" fo:font-weight="bold" officeooo:rsid="004d5bb7" style:font-name-asian="Noto Sans CJK SC" style:font-weight-asian="bold" style:font-name-complex="Noto Sans Devanagari1" style:font-weight-complex="bold"/>
    </style:style>
    <style:style style:name="T14" style:family="text">
      <style:text-properties style:font-name="Liberation Sans" fo:language="sv" fo:country="SE" style:text-underline-style="solid" style:text-underline-width="auto" style:text-underline-color="font-color" fo:font-weight="bold" officeooo:rsid="004f0bb4" style:font-name-asian="Noto Sans CJK SC" style:font-weight-asian="bold" style:font-name-complex="Noto Sans Devanagari1" style:font-weight-complex="bold"/>
    </style:style>
    <style:style style:name="T15" style:family="text">
      <style:text-properties style:font-name="Liberation Sans" fo:language="sv" fo:country="SE" style:text-underline-style="solid" style:text-underline-width="auto" style:text-underline-color="font-color" fo:font-weight="bold" officeooo:rsid="004fae3f" style:font-name-asian="Noto Sans CJK SC" style:font-weight-asian="bold" style:font-name-complex="Noto Sans Devanagari1" style:font-weight-complex="bold"/>
    </style:style>
    <style:style style:name="T16" style:family="text">
      <style:text-properties style:font-name="Liberation Sans" fo:language="sv" fo:country="SE" style:text-underline-style="solid" style:text-underline-width="auto" style:text-underline-color="font-color" fo:font-weight="bold" officeooo:rsid="005977e3" style:font-name-asian="Noto Sans CJK SC" style:font-weight-asian="bold" style:font-name-complex="Noto Sans Devanagari1" style:font-weight-complex="bold"/>
    </style:style>
    <style:style style:name="T17" style:family="text">
      <style:text-properties style:font-name="Liberation Sans" fo:language="sv" fo:country="SE" style:text-underline-style="solid" style:text-underline-width="auto" style:text-underline-color="font-color" fo:font-weight="bold" officeooo:rsid="005b99ec" style:font-name-asian="Noto Sans CJK SC" style:font-weight-asian="bold" style:font-name-complex="Noto Sans Devanagari1" style:font-weight-complex="bold"/>
    </style:style>
    <style:style style:name="T18" style:family="text">
      <style:text-properties style:font-name="Liberation Sans" fo:language="sv" fo:country="SE" style:text-underline-style="solid" style:text-underline-width="auto" style:text-underline-color="font-color" fo:font-weight="bold" officeooo:rsid="00601cce" style:font-name-asian="Noto Sans CJK SC" style:font-weight-asian="bold" style:font-name-complex="Noto Sans Devanagari1" style:font-weight-complex="bold"/>
    </style:style>
    <style:style style:name="T19" style:family="text">
      <style:text-properties style:font-name="Liberation Sans" fo:language="sv" fo:country="SE" style:text-underline-style="solid" style:text-underline-width="auto" style:text-underline-color="font-color" fo:font-weight="bold" officeooo:rsid="006333cb" style:font-name-asian="Noto Sans CJK SC" style:font-weight-asian="bold" style:font-name-complex="Noto Sans Devanagari1" style:font-weight-complex="bold"/>
    </style:style>
    <style:style style:name="T20" style:family="text">
      <style:text-properties style:font-name="Liberation Sans" fo:language="sv" fo:country="SE" style:text-underline-style="solid" style:text-underline-width="auto" style:text-underline-color="font-color" fo:font-weight="bold" officeooo:rsid="00656577" style:font-name-asian="Noto Sans CJK SC" style:font-weight-asian="bold" style:font-name-complex="Noto Sans Devanagari1" style:font-weight-complex="bold"/>
    </style:style>
    <style:style style:name="T21" style:family="text">
      <style:text-properties style:font-name="Liberation Sans" fo:language="sv" fo:country="SE" style:text-underline-style="solid" style:text-underline-width="auto" style:text-underline-color="font-color" fo:font-weight="bold" officeooo:rsid="0065c7c3" style:font-name-asian="Noto Sans CJK SC" style:font-weight-asian="bold" style:font-name-complex="Noto Sans Devanagari1" style:font-weight-complex="bold"/>
    </style:style>
    <style:style style:name="T22" style:family="text">
      <style:text-properties style:font-name="Liberation Sans" fo:language="sv" fo:country="SE" style:text-underline-style="solid" style:text-underline-width="auto" style:text-underline-color="font-color" fo:font-weight="bold" officeooo:rsid="006a48fb" style:font-name-asian="Noto Sans CJK SC" style:font-weight-asian="bold" style:font-name-complex="Noto Sans Devanagari1" style:font-weight-complex="bold"/>
    </style:style>
    <style:style style:name="T23" style:family="text">
      <style:text-properties style:font-name="Liberation Sans" fo:language="sv" fo:country="SE" style:text-underline-style="solid" style:text-underline-width="auto" style:text-underline-color="font-color" fo:font-weight="bold" officeooo:rsid="006fc1ba" style:font-name-asian="Noto Sans CJK SC" style:font-weight-asian="bold" style:font-name-complex="Noto Sans Devanagari1" style:font-weight-complex="bold"/>
    </style:style>
    <style:style style:name="T24" style:family="text">
      <style:text-properties style:font-name="Liberation Sans" fo:language="sv" fo:country="SE" style:text-underline-style="solid" style:text-underline-width="auto" style:text-underline-color="font-color" fo:font-weight="bold" officeooo:rsid="007650ab" style:font-name-asian="Noto Sans CJK SC" style:font-weight-asian="bold" style:font-name-complex="Noto Sans Devanagari1" style:font-weight-complex="bold"/>
    </style:style>
    <style:style style:name="T25" style:family="text">
      <style:text-properties style:font-name="Liberation Sans" fo:language="sv" fo:country="SE" style:text-underline-style="solid" style:text-underline-width="auto" style:text-underline-color="font-color" fo:font-weight="bold" officeooo:rsid="00790592" style:font-name-asian="Noto Sans CJK SC" style:font-weight-asian="bold" style:font-name-complex="Noto Sans Devanagari1" style:font-weight-complex="bold"/>
    </style:style>
    <style:style style:name="T26" style:family="text">
      <style:text-properties style:font-name="Liberation Sans" fo:language="sv" fo:country="SE" style:text-underline-style="solid" style:text-underline-width="auto" style:text-underline-color="font-color" fo:font-weight="bold" officeooo:rsid="007c20ad" style:font-name-asian="Noto Sans CJK SC" style:font-weight-asian="bold" style:font-name-complex="Noto Sans Devanagari1" style:font-weight-complex="bold"/>
    </style:style>
    <style:style style:name="T27" style:family="text">
      <style:text-properties style:font-name="Liberation Sans" fo:language="sv" fo:country="SE" style:text-underline-style="solid" style:text-underline-width="auto" style:text-underline-color="font-color" fo:font-weight="bold" officeooo:rsid="007dc2e0" style:font-name-asian="Noto Sans CJK SC" style:font-weight-asian="bold" style:font-name-complex="Noto Sans Devanagari1" style:font-weight-complex="bold"/>
    </style:style>
    <style:style style:name="T28" style:family="text">
      <style:text-properties style:font-name="Liberation Sans" fo:language="sv" fo:country="SE" style:text-underline-style="solid" style:text-underline-width="auto" style:text-underline-color="font-color" fo:font-weight="bold" officeooo:rsid="007e9819" style:font-name-asian="Noto Sans CJK SC" style:font-weight-asian="bold" style:font-name-complex="Noto Sans Devanagari1" style:font-weight-complex="bold"/>
    </style:style>
    <style:style style:name="T29" style:family="text">
      <style:text-properties style:font-name="Liberation Sans" fo:language="sv" fo:country="SE" style:text-underline-style="solid" style:text-underline-width="auto" style:text-underline-color="font-color" fo:font-weight="bold" officeooo:rsid="0085d5f1" style:font-name-asian="Noto Sans CJK SC" style:font-weight-asian="bold" style:font-name-complex="Noto Sans Devanagari1" style:font-weight-complex="bold"/>
    </style:style>
    <style:style style:name="T30" style:family="text">
      <style:text-properties style:font-name="Liberation Sans" fo:language="sv" fo:country="SE" style:text-underline-style="solid" style:text-underline-width="auto" style:text-underline-color="font-color" fo:font-weight="bold" officeooo:rsid="0089dbb0" style:font-name-asian="Noto Sans CJK SC" style:font-weight-asian="bold" style:font-name-complex="Noto Sans Devanagari1" style:font-weight-complex="bold"/>
    </style:style>
    <style:style style:name="T31" style:family="text">
      <style:text-properties style:font-name="Liberation Sans" fo:language="sv" fo:country="SE" style:text-underline-style="solid" style:text-underline-width="auto" style:text-underline-color="font-color" fo:font-weight="bold" officeooo:rsid="00951bcb" style:font-name-asian="Noto Sans CJK SC" style:font-weight-asian="bold" style:font-name-complex="Noto Sans Devanagari1" style:font-weight-complex="bold"/>
    </style:style>
    <style:style style:name="T32" style:family="text">
      <style:text-properties style:font-name="Liberation Sans" fo:language="sv" fo:country="SE" style:text-underline-style="solid" style:text-underline-width="auto" style:text-underline-color="font-color" fo:font-weight="bold" officeooo:rsid="00998ad0" style:font-name-asian="Noto Sans CJK SC" style:font-weight-asian="bold" style:font-name-complex="Noto Sans Devanagari1" style:font-weight-complex="bold"/>
    </style:style>
    <style:style style:name="T33" style:family="text">
      <style:text-properties style:font-name="Liberation Sans" fo:language="sv" fo:country="SE" style:text-underline-style="none" officeooo:rsid="002e0431" style:font-name-asian="Noto Sans CJK SC" style:font-name-complex="Noto Sans Devanagari1"/>
    </style:style>
    <style:style style:name="T34" style:family="text">
      <style:text-properties style:font-name="Liberation Sans" fo:language="sv" fo:country="SE" style:text-underline-style="none" officeooo:rsid="00254517" style:font-name-asian="Noto Sans CJK SC" style:font-name-complex="Noto Sans Devanagari1"/>
    </style:style>
    <style:style style:name="T35" style:family="text">
      <style:text-properties style:font-name="Liberation Sans" fo:language="sv" fo:country="SE" style:text-underline-style="none" officeooo:rsid="002bb42b" style:font-name-asian="Noto Sans CJK SC" style:font-name-complex="Noto Sans Devanagari1"/>
    </style:style>
    <style:style style:name="T36" style:family="text">
      <style:text-properties style:font-name="Liberation Sans" fo:language="sv" fo:country="SE" style:text-underline-style="none" officeooo:rsid="002c9237" style:font-name-asian="Noto Sans CJK SC" style:font-name-complex="Noto Sans Devanagari1"/>
    </style:style>
    <style:style style:name="T37" style:family="text">
      <style:text-properties style:font-name="Liberation Sans" fo:language="sv" fo:country="SE" style:text-underline-style="none" officeooo:rsid="0031bfd0" style:font-name-asian="Noto Sans CJK SC" style:font-name-complex="Noto Sans Devanagari1"/>
    </style:style>
    <style:style style:name="T38" style:family="text">
      <style:text-properties style:font-name="Liberation Sans" fo:language="sv" fo:country="SE" style:text-underline-style="none" officeooo:rsid="00320f27" style:font-name-asian="Noto Sans CJK SC" style:font-name-complex="Noto Sans Devanagari1"/>
    </style:style>
    <style:style style:name="T39" style:family="text">
      <style:text-properties style:font-name="Liberation Sans" fo:language="sv" fo:country="SE" style:text-underline-style="none" officeooo:rsid="00335502" style:font-name-asian="Noto Sans CJK SC" style:font-name-complex="Noto Sans Devanagari1"/>
    </style:style>
    <style:style style:name="T40" style:family="text">
      <style:text-properties style:font-name="Liberation Sans" fo:language="sv" fo:country="SE" style:text-underline-style="none" officeooo:rsid="0034002f" style:font-name-asian="Noto Sans CJK SC" style:font-name-complex="Noto Sans Devanagari1"/>
    </style:style>
    <style:style style:name="T41" style:family="text">
      <style:text-properties style:font-name="Liberation Sans" fo:language="sv" fo:country="SE" style:text-underline-style="none" officeooo:rsid="0034c1da" style:font-name-asian="Noto Sans CJK SC" style:font-name-complex="Noto Sans Devanagari1"/>
    </style:style>
    <style:style style:name="T42" style:family="text">
      <style:text-properties style:font-name="Liberation Sans" fo:language="sv" fo:country="SE" style:text-underline-style="none" officeooo:rsid="0037aa7e" style:font-name-asian="Noto Sans CJK SC" style:font-name-complex="Noto Sans Devanagari1"/>
    </style:style>
    <style:style style:name="T43" style:family="text">
      <style:text-properties style:font-name="Liberation Sans" fo:language="sv" fo:country="SE" style:text-underline-style="none" officeooo:rsid="0037dfee" style:font-name-asian="Noto Sans CJK SC" style:font-name-complex="Noto Sans Devanagari1"/>
    </style:style>
    <style:style style:name="T44" style:family="text">
      <style:text-properties style:font-name="Liberation Sans" fo:language="sv" fo:country="SE" style:text-underline-style="none" officeooo:rsid="00388db5" style:font-name-asian="Noto Sans CJK SC" style:font-name-complex="Noto Sans Devanagari1"/>
    </style:style>
    <style:style style:name="T45" style:family="text">
      <style:text-properties style:font-name="Liberation Sans" fo:language="sv" fo:country="SE" style:text-underline-style="none" officeooo:rsid="003a113f" style:font-name-asian="Noto Sans CJK SC" style:font-name-complex="Noto Sans Devanagari1"/>
    </style:style>
    <style:style style:name="T46" style:family="text">
      <style:text-properties style:font-name="Liberation Sans" fo:language="sv" fo:country="SE" style:text-underline-style="none" officeooo:rsid="003c5124" style:font-name-asian="Noto Sans CJK SC" style:font-name-complex="Noto Sans Devanagari1"/>
    </style:style>
    <style:style style:name="T47" style:family="text">
      <style:text-properties style:font-name="Liberation Sans" fo:language="sv" fo:country="SE" style:text-underline-style="none" officeooo:rsid="003e07f7" style:font-name-asian="Noto Sans CJK SC" style:font-name-complex="Noto Sans Devanagari1"/>
    </style:style>
    <style:style style:name="T48" style:family="text">
      <style:text-properties style:font-name="Liberation Sans" fo:language="sv" fo:country="SE" style:text-underline-style="none" officeooo:rsid="00409ecd" style:font-name-asian="Noto Sans CJK SC" style:font-name-complex="Noto Sans Devanagari1"/>
    </style:style>
    <style:style style:name="T49" style:family="text">
      <style:text-properties style:font-name="Liberation Sans" fo:language="sv" fo:country="SE" style:text-underline-style="none" officeooo:rsid="0040df44" style:font-name-asian="Noto Sans CJK SC" style:font-name-complex="Noto Sans Devanagari1"/>
    </style:style>
    <style:style style:name="T50" style:family="text">
      <style:text-properties style:font-name="Liberation Sans" fo:language="sv" fo:country="SE" style:text-underline-style="none" officeooo:rsid="0041ed2d" style:font-name-asian="Noto Sans CJK SC" style:font-name-complex="Noto Sans Devanagari1"/>
    </style:style>
    <style:style style:name="T51" style:family="text">
      <style:text-properties style:font-name="Liberation Sans" fo:language="sv" fo:country="SE" style:text-underline-style="none" officeooo:rsid="0043d320" style:font-name-asian="Noto Sans CJK SC" style:font-name-complex="Noto Sans Devanagari1"/>
    </style:style>
    <style:style style:name="T52" style:family="text">
      <style:text-properties style:font-name="Liberation Sans" fo:language="sv" fo:country="SE" style:text-underline-style="none" officeooo:rsid="00496d79" style:font-name-asian="Noto Sans CJK SC" style:font-name-complex="Noto Sans Devanagari1"/>
    </style:style>
    <style:style style:name="T53" style:family="text">
      <style:text-properties style:font-name="Liberation Sans" fo:language="sv" fo:country="SE" style:text-underline-style="none" officeooo:rsid="004fae3f" style:font-name-asian="Noto Sans CJK SC" style:font-name-complex="Noto Sans Devanagari1"/>
    </style:style>
    <style:style style:name="T54" style:family="text">
      <style:text-properties style:font-name="Liberation Sans" fo:language="sv" fo:country="SE" style:text-underline-style="none" officeooo:rsid="004fdc8e" style:font-name-asian="Noto Sans CJK SC" style:font-name-complex="Noto Sans Devanagari1"/>
    </style:style>
    <style:style style:name="T55" style:family="text">
      <style:text-properties style:font-name="Liberation Sans" fo:language="sv" fo:country="SE" style:text-underline-style="none" officeooo:rsid="00531210" style:font-name-asian="Noto Sans CJK SC" style:font-name-complex="Noto Sans Devanagari1"/>
    </style:style>
    <style:style style:name="T56" style:family="text">
      <style:text-properties style:font-name="Liberation Sans" fo:language="sv" fo:country="SE" style:text-underline-style="none" officeooo:rsid="005452ee" style:font-name-asian="Noto Sans CJK SC" style:font-name-complex="Noto Sans Devanagari1"/>
    </style:style>
    <style:style style:name="T57" style:family="text">
      <style:text-properties style:font-name="Liberation Sans" fo:language="sv" fo:country="SE" style:text-underline-style="none" officeooo:rsid="0055c4c9" style:font-name-asian="Noto Sans CJK SC" style:font-name-complex="Noto Sans Devanagari1"/>
    </style:style>
    <style:style style:name="T58" style:family="text">
      <style:text-properties style:font-name="Liberation Sans" fo:language="sv" fo:country="SE" style:text-underline-style="none" officeooo:rsid="0057f816" style:font-name-asian="Noto Sans CJK SC" style:font-name-complex="Noto Sans Devanagari1"/>
    </style:style>
    <style:style style:name="T59" style:family="text">
      <style:text-properties style:font-name="Liberation Sans" fo:language="sv" fo:country="SE" style:text-underline-style="none" officeooo:rsid="00593b2e" style:font-name-asian="Noto Sans CJK SC" style:font-name-complex="Noto Sans Devanagari1"/>
    </style:style>
    <style:style style:name="T60" style:family="text">
      <style:text-properties style:font-name="Liberation Sans" fo:language="sv" fo:country="SE" style:text-underline-style="none" fo:font-weight="bold" officeooo:rsid="0034c1da" style:font-name-asian="Noto Sans CJK SC" style:font-weight-asian="bold" style:font-name-complex="Noto Sans Devanagari1" style:font-weight-complex="bold"/>
    </style:style>
    <style:style style:name="T61" style:family="text">
      <style:text-properties style:font-name="Liberation Sans" fo:language="sv" fo:country="SE" style:text-underline-style="none" fo:font-weight="normal" officeooo:rsid="0034c1da" style:font-name-asian="Noto Sans CJK SC" style:font-weight-asian="normal" style:font-name-complex="Noto Sans Devanagari1" style:font-weight-complex="normal"/>
    </style:style>
    <style:style style:name="T62" style:family="text">
      <style:text-properties style:font-name="Liberation Sans" style:font-name-asian="Noto Sans CJK SC" style:font-name-complex="Noto Sans Devanagari1"/>
    </style:style>
    <style:style style:name="T63" style:family="text">
      <style:text-properties style:font-name="Liberation Sans" officeooo:rsid="002e0431" style:font-name-asian="Noto Sans CJK SC" style:font-name-complex="Noto Sans Devanagari1"/>
    </style:style>
    <style:style style:name="T64" style:family="text">
      <style:text-properties style:font-name="Liberation Sans" officeooo:rsid="00320f27" style:font-name-asian="Noto Sans CJK SC" style:font-name-complex="Noto Sans Devanagari1"/>
    </style:style>
    <style:style style:name="T65" style:family="text">
      <style:text-properties style:font-name="Liberation Sans" officeooo:rsid="00325fb5" style:font-name-asian="Noto Sans CJK SC" style:font-name-complex="Noto Sans Devanagari1"/>
    </style:style>
    <style:style style:name="T66" style:family="text">
      <style:text-properties style:text-line-through-style="solid" style:text-line-through-type="single"/>
    </style:style>
    <style:style style:name="T67" style:family="text">
      <style:text-properties style:text-line-through-style="solid" style:text-line-through-type="single" officeooo:rsid="00234cc1"/>
    </style:style>
    <style:style style:name="T68" style:family="text">
      <style:text-properties officeooo:rsid="00255016"/>
    </style:style>
    <style:style style:name="T69" style:family="text">
      <style:text-properties fo:font-variant="normal" fo:text-transform="none" fo:color="#000000" loext:opacity="100%" fo:font-size="9.75pt" fo:letter-spacing="normal" fo:language="sv" fo:country="SE" fo:font-style="normal" style:text-underline-style="none" fo:font-weight="normal" officeooo:rsid="004fae3f" loext:padding="0in" loext:border="none"/>
    </style:style>
    <style:style style:name="T70" style:family="text">
      <style:text-properties fo:color="#000000" loext:opacity="100%" style:font-name="system-ui" fo:font-size="9.75pt" fo:language="sv" fo:country="SE" style:text-underline-style="none" fo:font-weight="normal" officeooo:rsid="00593b2e" fo:background-color="#ffffff" loext:char-shading-value="0" style:font-name-asian="Noto Sans CJK SC" style:font-name-complex="Noto Sans Devanagari1"/>
    </style:style>
    <style:style style:name="T71" style:family="text">
      <style:text-properties fo:color="#000000" loext:opacity="100%" style:font-name="system-ui" fo:font-size="9.75pt" fo:language="sv" fo:country="SE" style:text-underline-style="none" fo:font-weight="normal" officeooo:rsid="005b99ec" fo:background-color="#ffffff" loext:char-shading-value="0" style:font-name-asian="Noto Sans CJK SC" style:font-name-complex="Noto Sans Devanagari1"/>
    </style:style>
    <style:style style:name="T72" style:family="text">
      <style:text-properties fo:color="#000000" loext:opacity="100%" style:font-name="system-ui" fo:font-size="9.75pt" fo:language="sv" fo:country="SE" style:text-underline-style="none" fo:font-weight="normal" officeooo:rsid="00601cce" fo:background-color="#ffffff" loext:char-shading-value="0" style:font-name-asian="Noto Sans CJK SC" style:font-weight-asian="bold" style:font-name-complex="Noto Sans Devanagari1" style:font-weight-complex="bold"/>
    </style:style>
    <style:style style:name="T73" style:family="text">
      <style:text-properties fo:color="#000000" loext:opacity="100%" style:font-name="system-ui" fo:font-size="9.75pt" fo:language="sv" fo:country="SE" style:text-underline-style="none" fo:font-weight="normal" officeooo:rsid="006133d4" fo:background-color="#ffffff" loext:char-shading-value="0" style:font-name-asian="Noto Sans CJK SC" style:font-weight-asian="bold" style:font-name-complex="Noto Sans Devanagari1" style:font-weight-complex="bold"/>
    </style:style>
    <style:style style:name="T74" style:family="text">
      <style:text-properties fo:color="#000000" loext:opacity="100%" style:font-name="system-ui" fo:font-size="9.75pt" fo:language="sv" fo:country="SE" style:text-underline-style="none" fo:font-weight="normal" officeooo:rsid="0061a9f5" fo:background-color="#ffffff" loext:char-shading-value="0" style:font-name-asian="Noto Sans CJK SC" style:font-weight-asian="bold" style:font-name-complex="Noto Sans Devanagari1" style:font-weight-complex="bold"/>
    </style:style>
    <style:style style:name="T75" style:family="text">
      <style:text-properties fo:color="#000000" loext:opacity="100%" style:font-name="system-ui" fo:font-size="9.75pt" fo:language="sv" fo:country="SE" style:text-underline-style="none" fo:font-weight="normal" officeooo:rsid="00622899" fo:background-color="#ffffff" loext:char-shading-value="0" style:font-name-asian="Noto Sans CJK SC" style:font-weight-asian="bold" style:font-name-complex="Noto Sans Devanagari1" style:font-weight-complex="bold"/>
    </style:style>
    <style:style style:name="T76" style:family="text">
      <style:text-properties fo:color="#000000" loext:opacity="100%" style:font-name="system-ui" fo:font-size="9.75pt" fo:language="sv" fo:country="SE" style:text-underline-style="none" fo:font-weight="normal" officeooo:rsid="006333cb" fo:background-color="#ffffff" loext:char-shading-value="0" style:font-name-asian="Noto Sans CJK SC" style:font-weight-asian="bold" style:font-name-complex="Noto Sans Devanagari1" style:font-weight-complex="bold"/>
    </style:style>
    <style:style style:name="T77" style:family="text">
      <style:text-properties fo:color="#000000" loext:opacity="100%" style:font-name="system-ui" fo:font-size="9.75pt" fo:language="sv" fo:country="SE" style:text-underline-style="none" fo:font-weight="normal" officeooo:rsid="00656577" fo:background-color="#ffffff" loext:char-shading-value="0" style:font-name-asian="Noto Sans CJK SC" style:font-weight-asian="bold" style:font-name-complex="Noto Sans Devanagari1" style:font-weight-complex="bold"/>
    </style:style>
    <style:style style:name="T78" style:family="text">
      <style:text-properties fo:color="#000000" loext:opacity="100%" style:font-name="system-ui" fo:font-size="9.75pt" fo:language="sv" fo:country="SE" style:text-underline-style="none" fo:font-weight="normal" officeooo:rsid="0065c7c3" fo:background-color="#ffffff" loext:char-shading-value="0" style:font-name-asian="Noto Sans CJK SC" style:font-weight-asian="bold" style:font-name-complex="Noto Sans Devanagari1" style:font-weight-complex="bold"/>
    </style:style>
    <style:style style:name="T79" style:family="text">
      <style:text-properties fo:color="#000000" loext:opacity="100%" style:font-name="system-ui" fo:font-size="9.75pt" fo:language="sv" fo:country="SE" style:text-underline-style="none" fo:font-weight="normal" officeooo:rsid="006791c6" fo:background-color="#ffffff" loext:char-shading-value="0" style:font-name-asian="Noto Sans CJK SC" style:font-weight-asian="bold" style:font-name-complex="Noto Sans Devanagari1" style:font-weight-complex="bold"/>
    </style:style>
    <style:style style:name="T80" style:family="text">
      <style:text-properties fo:color="#000000" loext:opacity="100%" style:font-name="system-ui" fo:font-size="9.75pt" fo:language="sv" fo:country="SE" style:text-underline-style="none" fo:font-weight="normal" officeooo:rsid="006a48fb" fo:background-color="#ffffff" loext:char-shading-value="0" style:font-name-asian="Noto Sans CJK SC" style:font-weight-asian="bold" style:font-name-complex="Noto Sans Devanagari1" style:font-weight-complex="bold"/>
    </style:style>
    <style:style style:name="T81" style:family="text">
      <style:text-properties fo:color="#000000" loext:opacity="100%" style:font-name="system-ui" fo:font-size="9.75pt" fo:language="sv" fo:country="SE" style:text-underline-style="none" fo:font-weight="normal" officeooo:rsid="006b6f74" fo:background-color="#ffffff" loext:char-shading-value="0" style:font-name-asian="Noto Sans CJK SC" style:font-weight-asian="bold" style:font-name-complex="Noto Sans Devanagari1" style:font-weight-complex="bold"/>
    </style:style>
    <style:style style:name="T82" style:family="text">
      <style:text-properties fo:color="#000000" loext:opacity="100%" style:font-name="system-ui" fo:font-size="9.75pt" fo:language="sv" fo:country="SE" style:text-underline-style="none" fo:font-weight="normal" officeooo:rsid="006fe1fd" fo:background-color="#ffffff" loext:char-shading-value="0" style:font-name-asian="Noto Sans CJK SC" style:font-weight-asian="bold" style:font-name-complex="Noto Sans Devanagari1" style:font-weight-complex="bold"/>
    </style:style>
    <style:style style:name="T83" style:family="text">
      <style:text-properties fo:color="#000000" loext:opacity="100%" style:font-name="system-ui" fo:font-size="9.75pt" fo:language="sv" fo:country="SE" style:text-underline-style="none" fo:font-weight="normal" officeooo:rsid="0071c3d6" fo:background-color="#ffffff" loext:char-shading-value="0" style:font-name-asian="Noto Sans CJK SC" style:font-weight-asian="bold" style:font-name-complex="Noto Sans Devanagari1" style:font-weight-complex="bold"/>
    </style:style>
    <style:style style:name="T84" style:family="text">
      <style:text-properties fo:color="#000000" loext:opacity="100%" style:font-name="system-ui" fo:font-size="9.75pt" fo:language="sv" fo:country="SE" style:text-underline-style="none" fo:font-weight="normal" officeooo:rsid="0073b11b" fo:background-color="#ffffff" loext:char-shading-value="0" style:font-name-asian="Noto Sans CJK SC" style:font-weight-asian="bold" style:font-name-complex="Noto Sans Devanagari1" style:font-weight-complex="bold"/>
    </style:style>
    <style:style style:name="T85" style:family="text">
      <style:text-properties fo:color="#000000" loext:opacity="100%" style:font-name="system-ui" fo:font-size="9.75pt" fo:language="sv" fo:country="SE" style:text-underline-style="none" fo:font-weight="normal" officeooo:rsid="005d5fa6" fo:background-color="transparent" loext:char-shading-value="0" style:font-name-asian="Noto Sans CJK SC" style:font-weight-asian="bold" style:font-name-complex="Noto Sans Devanagari1" style:font-weight-complex="bold"/>
    </style:style>
    <style:style style:name="T86" style:family="text">
      <style:text-properties fo:color="#000000" loext:opacity="100%" style:font-name="system-ui" fo:font-size="9.75pt" fo:language="sv" fo:country="SE" style:text-underline-style="none" fo:font-weight="bold" officeooo:rsid="005d5fa6" fo:background-color="#ffffff" loext:char-shading-value="0" style:font-name-asian="Noto Sans CJK SC" style:font-weight-asian="bold" style:font-name-complex="Noto Sans Devanagari1" style:font-weight-complex="bold"/>
    </style:style>
    <style:style style:name="T87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6a48fb" fo:background-color="#ffffff" loext:char-shading-value="0" style:font-name-asian="Noto Sans CJK SC" style:font-weight-asian="bold" style:font-name-complex="Noto Sans Devanagari1" style:font-weight-complex="bold"/>
    </style:style>
    <style:style style:name="T88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6fc1ba" fo:background-color="#ffffff" loext:char-shading-value="0" style:font-name-asian="Noto Sans CJK SC" style:font-weight-asian="bold" style:font-name-complex="Noto Sans Devanagari1" style:font-weight-complex="bold"/>
    </style:style>
    <style:style style:name="T89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650ab" fo:background-color="#ffffff" loext:char-shading-value="0" style:font-name-asian="Noto Sans CJK SC" style:font-weight-asian="bold" style:font-name-complex="Noto Sans Devanagari1" style:font-weight-complex="bold"/>
    </style:style>
    <style:style style:name="T90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8399e" fo:background-color="#ffffff" loext:char-shading-value="0" style:font-name-asian="Noto Sans CJK SC" style:font-weight-asian="bold" style:font-name-complex="Noto Sans Devanagari1" style:font-weight-complex="bold"/>
    </style:style>
    <style:style style:name="T91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90592" fo:background-color="#ffffff" loext:char-shading-value="0" style:font-name-asian="Noto Sans CJK SC" style:font-weight-asian="bold" style:font-name-complex="Noto Sans Devanagari1" style:font-weight-complex="bold"/>
    </style:style>
    <style:style style:name="T92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c20ad" fo:background-color="#ffffff" loext:char-shading-value="0" style:font-name-asian="Noto Sans CJK SC" style:font-weight-asian="bold" style:font-name-complex="Noto Sans Devanagari1" style:font-weight-complex="bold"/>
    </style:style>
    <style:style style:name="T93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e9819" fo:background-color="#ffffff" loext:char-shading-value="0" style:font-name-asian="Noto Sans CJK SC" style:font-weight-asian="bold" style:font-name-complex="Noto Sans Devanagari1" style:font-weight-complex="bold"/>
    </style:style>
    <style:style style:name="T94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05768" fo:background-color="#ffffff" loext:char-shading-value="0" style:font-name-asian="Noto Sans CJK SC" style:font-weight-asian="bold" style:font-name-complex="Noto Sans Devanagari1" style:font-weight-complex="bold"/>
    </style:style>
    <style:style style:name="T95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1fec6" fo:background-color="#ffffff" loext:char-shading-value="0" style:font-name-asian="Noto Sans CJK SC" style:font-weight-asian="bold" style:font-name-complex="Noto Sans Devanagari1" style:font-weight-complex="bold"/>
    </style:style>
    <style:style style:name="T96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35b21" fo:background-color="#ffffff" loext:char-shading-value="0" style:font-name-asian="Noto Sans CJK SC" style:font-weight-asian="bold" style:font-name-complex="Noto Sans Devanagari1" style:font-weight-complex="bold"/>
    </style:style>
    <style:style style:name="T97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5c7fd" fo:background-color="#ffffff" loext:char-shading-value="0" style:font-name-asian="Noto Sans CJK SC" style:font-weight-asian="bold" style:font-name-complex="Noto Sans Devanagari1" style:font-weight-complex="bold"/>
    </style:style>
    <style:style style:name="T98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5d5f1" fo:background-color="#ffffff" loext:char-shading-value="0" style:font-name-asian="Noto Sans CJK SC" style:font-weight-asian="bold" style:font-name-complex="Noto Sans Devanagari1" style:font-weight-complex="bold"/>
    </style:style>
    <style:style style:name="T99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642fc" fo:background-color="#ffffff" loext:char-shading-value="0" style:font-name-asian="Noto Sans CJK SC" style:font-weight-asian="bold" style:font-name-complex="Noto Sans Devanagari1" style:font-weight-complex="bold"/>
    </style:style>
    <style:style style:name="T100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cf0ea" fo:background-color="#ffffff" loext:char-shading-value="0" style:font-name-asian="Noto Sans CJK SC" style:font-weight-asian="bold" style:font-name-complex="Noto Sans Devanagari1" style:font-weight-complex="bold"/>
    </style:style>
    <style:style style:name="T101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90faea" fo:background-color="#ffffff" loext:char-shading-value="0" style:font-name-asian="Noto Sans CJK SC" style:font-weight-asian="bold" style:font-name-complex="Noto Sans Devanagari1" style:font-weight-complex="bold"/>
    </style:style>
    <style:style style:name="T102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9429b9" fo:background-color="#ffffff" loext:char-shading-value="0" style:font-name-asian="Noto Sans CJK SC" style:font-weight-asian="bold" style:font-name-complex="Noto Sans Devanagari1" style:font-weight-complex="bold"/>
    </style:style>
    <style:style style:name="T103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96e3ba" fo:background-color="#ffffff" loext:char-shading-value="0" style:font-name-asian="Noto Sans CJK SC" style:font-weight-asian="bold" style:font-name-complex="Noto Sans Devanagari1" style:font-weight-complex="bold"/>
    </style:style>
    <style:style style:name="T104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981b82" fo:background-color="#ffffff" loext:char-shading-value="0" style:font-name-asian="Noto Sans CJK SC" style:font-weight-asian="bold" style:font-name-complex="Noto Sans Devanagari1" style:font-weight-complex="bold"/>
    </style:style>
    <style:style style:name="T105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998ad0" fo:background-color="#ffffff" loext:char-shading-value="0" style:font-name-asian="Noto Sans CJK SC" style:font-weight-asian="bold" style:font-name-complex="Noto Sans Devanagari1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9.75pt" fo:language="sv" fo:country="SE" style:text-underline-style="solid" style:text-underline-width="auto" style:text-underline-color="font-color" fo:font-weight="bold" officeooo:rsid="00951bcb" fo:background-color="#ffffff" loext:char-shading-value="0" style:font-name-asian="Noto Sans CJK SC" style:font-weight-asian="bold" style:font-name-complex="Noto Sans Devanagari1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9.75pt" fo:language="sv" fo:country="SE" style:text-underline-style="solid" style:text-underline-width="auto" style:text-underline-color="font-color" fo:font-weight="bold" officeooo:rsid="006333cb" fo:background-color="#ffffff" loext:char-shading-value="0" style:font-name-asian="Noto Sans CJK SC" style:font-weight-asian="bold" style:font-name-complex="Noto Sans Devanagari1" style:font-weight-complex="bold"/>
    </style:style>
    <style:style style:name="T108" style:family="text">
      <style:text-properties fo:color="#cccccc" loext:opacity="100%" style:font-name="system-ui" fo:font-size="9.75pt" fo:language="sv" fo:country="SE" style:text-underline-style="none" fo:font-weight="normal" officeooo:rsid="006333cb" fo:background-color="#1f1f1f" loext:char-shading-value="0" style:font-name-asian="Noto Sans CJK SC" style:font-weight-asian="bold" style:font-name-complex="Noto Sans Devanagari1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dagbok</text:p>
      <text:h text:style-name="P41" text:outline-level="2">Vecka 1</text:h>
      <text:h text:style-name="P42" text:outline-level="3">Måndag</text:h>
      <text:p text:style-name="P2">Möte <text:span text:style-name="T1">med chefen och frontend-utvecklare</text:span> där projektets olika teknologiers sammanställdes utifrån teknikerna företaget <text:span text:style-name="T1">använder. Utifrån det sammanställdes en enklare metodlista.</text:span></text:p>
      <text:h text:style-name="P53" text:outline-level="4">Metodlista</text:h>
      <text:list text:style-name="L1">
        <text:list-item>
          <text:p text:style-name="P92">Drupal som komplett backend</text:p>
        </text:list-item>
        <text:list-item>
          <text:p text:style-name="P92">MySQL/MariaDb som databas med Er-diagram</text:p>
        </text:list-item>
        <text:list-item>
          <text:p text:style-name="P92">Vue som frontend med TypeScript</text:p>
        </text:list-item>
        <text:list-item>
          <text:p text:style-name="P92">CSS-ramverket TailWind för styling efter Figma skisser</text:p>
        </text:list-item>
        <text:list-item>
          <text:p text:style-name="P92">Tillgänglighetsredogörelse, WCAG 2.1 AA nivå</text:p>
        </text:list-item>
      </text:list>
      <text:h text:style-name="P42" text:outline-level="3">Tisdag</text:h>
      <text:list text:style-name="L2">
        <text:list-item>
          <text:p text:style-name="P93">Skrivit och lämnat in en projektspecifikation samt publicerat den I forumet samt lämnat in den.</text:p>
        </text:list-item>
        <text:list-item>
          <text:p text:style-name="P93">Inledande projektföreläsning </text:p>
        </text:list-item>
        <text:list-item>
          <text:p text:style-name="P94">Introduktion I Drupal samt hur deras lokala system kan användas vid Drupal användning.</text:p>
        </text:list-item>
      </text:list>
      <text:h text:style-name="P44" text:outline-level="3">Onsdag</text:h>
      <text:p text:style-name="P3">Utv<text:span text:style-name="T2">ärderar publiceringsalternativ. Det blir troligen </text:span><text:span text:style-name="T7">I</text:span><text:span text:style-name="T2">nleed för Drupal backend. Samt Inleed eller liknande för Vue med egen domän</text:span></text:p>
      <text:p text:style-name="P3">Projektplanering påbörjad.</text:p>
      <text:h text:style-name="P44" text:outline-level="3">Torsdag</text:h>
      <text:p text:style-name="P3">Projektplanen färdigställd, väntar på utlåtande från Miun angående projektspecen.</text:p>
      <text:p text:style-name="P4">Börjat skapa sitemap, listar webbplatsens flöde, börjar med grafisk design.</text:p>
      <text:p text:style-name="P4"><text:span text:style-name="T3">Skapat ett dokument för gdpr som kan utvecklas.</text:span> </text:p>
      <text:h text:style-name="P44" text:outline-level="3">Fredag</text:h>
      <text:p text:style-name="P9">Skapat en ny modernare grafisk design</text:p>
      <text:p text:style-name="P8"><text:span text:style-name="T5">Skapat ett </text:span><text:span text:style-name="T4">er-diagrammet. </text:span><text:span text:style-name="T5">Diagrammet är uppdelat efter MOSCOW-prioriteringen.</text:span></text:p>
      <text:p text:style-name="P10"><text:span text:style-name="T5">L</text:span><text:span text:style-name="T4">är mig Drupal genom utveckling i det grafiska interfacet. </text:span></text:p>
      <text:h text:style-name="P43" text:outline-level="3"><text:soft-page-break/>Måndag</text:h>
      <text:p text:style-name="P5">Läser på om autentisering för drupal API och Rest API.</text:p>
      <text:p text:style-name="P6">Installerade modulerna</text:p>
      <text:list text:style-name="L3">
        <text:list-item>
          <text:p text:style-name="P95">JSON:API</text:p>
        </text:list-item>
        <text:list-item>
          <text:p text:style-name="P95">RESTful Web Services APIs</text:p>
        </text:list-item>
        <text:list-item>
          <text:p text:style-name="P105">miniOrange API Authentication (Oauth och JWT kostar)</text:p>
        </text:list-item>
        <text:list-item>
          <text:p text:style-name="P106">Lagt till simple oauth</text:p>
        </text:list-item>
        <text:list-item>
          <text:p text:style-name="P106">Skapat oauth hantering i GUI, skapa användare, styra inställningar mm.</text:p>
        </text:list-item>
        <text:list-item>
          <text:p text:style-name="P106">Skapat en till route med skaffolding och aktiverat den i gui</text:p>
        </text:list-item>
        <text:list-item>
          <text:p text:style-name="P106">Ändrat permissions för användarroller och routes i gui</text:p>
        </text:list-item>
        <text:list-item>
          <text:p text:style-name="P106">Kodat i php med entity queries för att hämta data från en custom content type</text:p>
        </text:list-item>
      </text:list>
      <text:h text:style-name="P43" text:outline-level="3">Tisdag</text:h>
      <text:list text:style-name="L4">
        <text:list-item>
          <text:p text:style-name="P96">Testar moduler för att bara visa eget innehåll. Webbtjänsten kan ha flera ingångar än endast rest och därför behövs ett sätt att säkra hela tjänsten.</text:p>
        </text:list-item>
        <text:list-item>
          <text:p text:style-name="P96">Installerade ”node view permissions. <text:span text:style-name="T6">Utan framsteg</text:span></text:p>
        </text:list-item>
        <text:list-item>
          <text:p text:style-name="P97">Försöker skapa post-anrop</text:p>
        </text:list-item>
        <text:list-item>
          <text:p text:style-name="P97">Funderar på att pausa och börja med frontend till en backend med enbart get</text:p>
        </text:list-item>
        <text:list-item>
          <text:p text:style-name="P98">post fungerar nu till real estate där användare och registreras</text:p>
        </text:list-item>
        <text:list-item>
          <text:p text:style-name="P98">get fungerar till accommodation BÅDA DESSA BEHÖVER ändras så att endast specifik data hämtas.</text:p>
        </text:list-item>
      </text:list>
      <text:h text:style-name="P45" text:outline-level="3">Onsdag</text:h>
      <text:list text:style-name="L5">
        <text:list-item>
          <text:p text:style-name="P99">Post skapad för accommodation. GET och POST fungerar för både fastigheter samt lägenheter<text:span text:style-name="T8">(bostäder).</text:span></text:p>
        </text:list-item>
      </text:list>
      <text:p text:style-name="P7">Skapat Vue-projekt</text:p>
      <text:list text:style-name="L6">
        <text:list-item>
          <text:p text:style-name="P100">npm create <text:a xlink:type="simple" xlink:href="mailto:vue@latest" text:style-name="Internet_20_link" text:visited-style-name="Visited_20_Internet_20_Link">vue@latest</text:a> (typescript, router SPA)</text:p>
        </text:list-item>
        <text:list-item>
          <text:p text:style-name="P54"><text:span text:style-name="Source_20_Text">npm install -D tailwindcss@latest postcss@latest autoprefixer@latest</text:span></text:p>
        </text:list-item>
        <text:list-item>
          <text:p text:style-name="P108"><text:span text:style-name="T9">tailwind 4 installerades </text:span><text:span text:style-name="Source_20_Text">npm install tailwindcss @tailwindcss/vite</text:span></text:p>
        </text:list-item>
        <text:list-item>
          <text:p text:style-name="P101">tailwind importerades till main.css samt inkluderas i vite.config.ts</text:p>
        </text:list-item>
        <text:list-item>
          <text:p text:style-name="P102">skapat startview (relativt utbyggd), homeview, loginview, aboutview</text:p>
        </text:list-item>
        <text:list-item>
          <text:p text:style-name="P102">komponenter för header, footer</text:p>
        </text:list-item>
      </text:list>
      <text:h text:style-name="P51" text:outline-level="3"><text:soft-page-break/><text:span text:style-name="T10">Torsdag</text:span></text:h>
      <text:list text:style-name="L7">
        <text:list-item>
          <text:p text:style-name="P103">Skapat knapparna BlueButton och OrangeButton som tar in id, text samt en emit vid klick</text:p>
        </text:list-item>
        <text:list-item>
          <text:p text:style-name="P103">Skapat en meny med länkar i headern samt knappar för logga in och logga ut.</text:p>
        </text:list-item>
        <text:list-item>
          <text:p text:style-name="P103">Mobilanpassat menyn</text:p>
        </text:list-item>
        <text:list-item>
          <text:p text:style-name="P104">Skapat ett formulär på inloggningssidan</text:p>
        </text:list-item>
        <text:list-item>
          <text:p text:style-name="P104">installerar axios ’npm install axios’,<text:span text:style-name="T66"> </text:span><text:span text:style-name="T67">npm install process för env</text:span></text:p>
        </text:list-item>
        <text:list-item>
          <text:p text:style-name="P107">Skapat vyer för tillgänglighet och integritet</text:p>
        </text:list-item>
      </text:list>
      <text:h text:style-name="P46" text:outline-level="3">Fredag - <text:span text:style-name="T68">4 April</text:span></text:h>
      <text:list text:style-name="L8">
        <text:list-item>
          <text:p text:style-name="P109">Fixat large container component </text:p>
        </text:list-item>
        <text:list-item>
          <text:p text:style-name="P109">component för textstycken </text:p>
        </text:list-item>
        <text:list-item>
          <text:p text:style-name="P109">skapat vy för home som skriver ut json enligt interface till componenterna</text:p>
        </text:list-item>
        <text:list-item>
          <text:p text:style-name="P110">lagt till env VITE_…..</text:p>
        </text:list-item>
        <text:list-item>
          <text:p text:style-name="P110">Lagat cors i drupal backend. Eftersom att det är multisite behövde filen flyttas.</text:p>
        </text:list-item>
      </text:list>
      <text:p text:style-name="P11"/>
      <text:h text:style-name="P47" text:outline-level="3">Måndag – 7 April</text:h>
      <text:list text:style-name="L9">
        <text:list-item>
          <text:p text:style-name="P111"><text:span text:style-name="Source_20_Text"><text:span text:style-name="T34">npm install vuex@next –save</text:span></text:span></text:p>
        </text:list-item>
        <text:list-item>
          <text:p text:style-name="P111"><text:span text:style-name="Source_20_Text"><text:span text:style-name="T34">tog bort vuex</text:span></text:span></text:p>
        </text:list-item>
        <text:list-item>
          <text:p text:style-name="P111"><text:span text:style-name="Source_20_Text"><text:span text:style-name="T34">skapade hantering för inloggad meny i app.vue</text:span></text:span></text:p>
        </text:list-item>
        <text:list-item>
          <text:p text:style-name="P111"><text:span text:style-name="Source_20_Text"><text:span text:style-name="T34">skapat separata inteface-filer för typer i types/*.types.ts</text:span></text:span></text:p>
        </text:list-item>
        <text:list-item>
          <text:p text:style-name="P111"><text:span text:style-name="Source_20_Text"><text:span text:style-name="T34">skapat separata service-filer för api-anrop för authentisering och separata för att hämta data</text:span></text:span></text:p>
        </text:list-item>
        <text:list-item>
          <text:p text:style-name="P112"><text:span text:style-name="Source_20_Text"><text:span text:style-name="T35">kopplat knappar och vyer samt skapat modal för alla formulär. Formulär ej klara. </text:span></text:span></text:p>
        </text:list-item>
        <text:list-item>
          <text:p text:style-name="P113"><text:span text:style-name="Source_20_Text"><text:span text:style-name="T36">Skapat formulär. All funktionallietet är inte klar ännu.</text:span></text:span></text:p>
        </text:list-item>
      </text:list>
      <text:h text:style-name="P48" text:outline-level="3"><text:span text:style-name="Source_20_Text"><text:span text:style-name="T63">Tis</text:span></text:span><text:span text:style-name="Source_20_Text"><text:span text:style-name="T62">dag – </text:span></text:span><text:span text:style-name="Source_20_Text"><text:span text:style-name="T63">8</text:span></text:span><text:span text:style-name="Source_20_Text"><text:span text:style-name="T62"> April</text:span></text:span></text:h>
      <text:list text:style-name="L10">
        <text:list-item>
          <text:p text:style-name="P114"><text:span text:style-name="Source_20_Text"><text:span text:style-name="T33">Skapat funktionalitet så att endast bostäder till relaterade fastigheter visas. Scroll, v-if, filtrering mm.</text:span></text:span></text:p>
        </text:list-item>
        <text:list-item>
          <text:p text:style-name="P115"><text:span text:style-name="Source_20_Text"><text:span text:style-name="T37">Formulär och post-anrop är klara och fungerar</text:span></text:span></text:p>
        </text:list-item>
      </text:list>
      <text:h text:style-name="P49" text:outline-level="3"><text:span text:style-name="Source_20_Text"><text:span text:style-name="T64">Onsdag</text:span></text:span><text:span text:style-name="Source_20_Text"><text:span text:style-name="T62"> – </text:span></text:span><text:span text:style-name="Source_20_Text"><text:span text:style-name="T64">9</text:span></text:span><text:span text:style-name="Source_20_Text"><text:span text:style-name="T62"> April</text:span></text:span></text:h>
      <text:list text:style-name="L11">
        <text:list-item>
          <text:p text:style-name="P116"><text:span text:style-name="Source_20_Text"><text:span text:style-name="T38">Reviderat projektplanen</text:span></text:span></text:p>
        </text:list-item>
      </text:list>
      <text:h text:style-name="P50" text:outline-level="3"><text:soft-page-break/><text:span text:style-name="Source_20_Text"><text:span text:style-name="T65">Tors</text:span></text:span><text:span text:style-name="Source_20_Text"><text:span text:style-name="T64">dag</text:span></text:span><text:span text:style-name="Source_20_Text"><text:span text:style-name="T62"> – </text:span></text:span><text:span text:style-name="Source_20_Text"><text:span text:style-name="T65">10</text:span></text:span><text:span text:style-name="Source_20_Text"><text:span text:style-name="T62"> April</text:span></text:span></text:h>
      <text:list text:style-name="L12">
        <text:list-item>
          <text:p text:style-name="P117"><text:span text:style-name="Source_20_Text"><text:span text:style-name="T33">Lagat p</text:span></text:span><text:span text:style-name="Source_20_Text"><text:span text:style-name="T40">atch</text:span></text:span><text:span text:style-name="Source_20_Text"><text:span text:style-name="T33"> och delete funktionerna i backend. Var någon typ av deklareringsfel för pat</text:span></text:span><text:span text:style-name="Source_20_Text"><text:span text:style-name="T39">hs</text:span></text:span></text:p>
        </text:list-item>
        <text:list-item>
          <text:p text:style-name="P118"><text:span text:style-name="Source_20_Text"><text:span text:style-name="T40">Patch och delete fungerar nu </text:span></text:span><text:span text:style-name="Source_20_Text"><text:span text:style-name="T41">i fronend</text:span></text:span></text:p>
        </text:list-item>
        <text:list-item>
          <text:p text:style-name="P117"><text:span text:style-name="Source_20_Text"><text:span text:style-name="T33">Specifika användares data returneras nu korrekt. Kontroll ska genomföras för patch och delete också</text:span></text:span></text:p>
        </text:list-item>
        <text:list-item>
          <text:p text:style-name="P119"><text:span text:style-name="Source_20_Text"><text:span text:style-name="T60">Problemet var att ResourceResponse inte ändrar data från tidigare svar. </text:span></text:span><text:span text:style-name="Source_20_Text"><text:span text:style-name="T61">Detta löste problemet för att data ska uppdateras dynamiskt samt användaridentifieringen. Lades även till för delete och post men kanske inte var nödvändigt.</text:span></text:span></text:p>
        </text:list-item>
      </text:list>
      <text:h text:style-name="P52" text:outline-level="3"><text:span text:style-name="Source_20_Text"><text:span text:style-name="T11">Fredag – 11 April</text:span></text:span></text:h>
      <text:list text:style-name="L13">
        <text:list-item>
          <text:p text:style-name="P120"><text:span text:style-name="Source_20_Text"><text:span text:style-name="T42">Skapat Registrering med mail verifiering och återställning med Restful Api samt ändrat inställningar i /admin/config/people/accounts</text:span></text:span></text:p>
        </text:list-item>
        <text:list-item>
          <text:p text:style-name="P121"><text:span text:style-name="Source_20_Text"><text:span text:style-name="T43">Implementera</text:span></text:span><text:span text:style-name="Source_20_Text"><text:span text:style-name="T46">t </text:span></text:span><text:span text:style-name="Source_20_Text"><text:span text:style-name="T43">registrering på </text:span></text:span><text:span text:style-name="Source_20_Text"><text:span text:style-name="T44">VUE</text:span></text:span><text:span text:style-name="Source_20_Text"><text:span text:style-name="T43"> appen. </text:span></text:span><text:span text:style-name="Source_20_Text"><text:span text:style-name="T45">Den verkar fungera och även med error meddelanden</text:span></text:span></text:p>
        </text:list-item>
        <text:list-item>
          <text:p text:style-name="P122"><text:span text:style-name="Source_20_Text"><text:span text:style-name="T45">Lagat så att även hyreshus uppdateras dynamiskt</text:span></text:span></text:p>
        </text:list-item>
      </text:list>
      <text:h text:style-name="P52" text:outline-level="3"><text:span text:style-name="Source_20_Text"><text:span text:style-name="T11">Måndag – 14 April</text:span></text:span></text:h>
      <text:list text:style-name="L14">
        <text:list-item>
          <text:p text:style-name="P123"><text:span text:style-name="Source_20_Text"><text:span text:style-name="T47">Skapat en Custom modul för fakturerings-cron</text:span></text:span></text:p>
        </text:list-item>
        <text:list-item>
          <text:p text:style-name="P124"><text:span text:style-name="Source_20_Text"><text:span text:style-name="T48">Cronmodulen fungerar.</text:span></text:span></text:p>
        </text:list-item>
        <text:list-item>
          <text:p text:style-name="P124"><text:span text:style-name="Source_20_Text"><text:span text:style-name="T48">Skapat en mail som från cronmodulen mailar till alla som har automail aktiverat. Koden är lätt buuggig men fungerar</text:span></text:span></text:p>
        </text:list-item>
      </text:list>
      <text:h text:style-name="P52" text:outline-level="3"><text:span text:style-name="Source_20_Text"><text:span text:style-name="T11">Tisdag – 15 April</text:span></text:span></text:h>
      <text:list xml:id="list931158839" text:style-name="L15">
        <text:list-item>
          <text:p text:style-name="P125"><text:span text:style-name="Source_20_Text"><text:span text:style-name="T49">Mailfunktionen skickar nu endast mail till de som vill fakturera på just dagens datum</text:span></text:span></text:p>
        </text:list-item>
        <text:list-item>
          <text:p text:style-name="P125"><text:span text:style-name="Source_20_Text"><text:span text:style-name="T49">fastigheter och bostädernas contenttyper är omskrivna och mer anpassade för fakturering</text:span></text:span></text:p>
        </text:list-item>
        <text:list-item>
          <text:p text:style-name="P125"><text:span text:style-name="Source_20_Text"><text:span text:style-name="T49">Anpassningar i formulär och visning i vue har fixats.</text:span></text:span></text:p>
        </text:list-item>
        <text:list-item>
          <text:p text:style-name="P125"><text:span text:style-name="Source_20_Text"><text:span text:style-name="T49">Anpassningar skapade i backend drupal också</text:span></text:span></text:p>
        </text:list-item>
        <text:list-item>
          <text:p text:style-name="P126"><text:span text:style-name="Source_20_Text"><text:span text:style-name="T50">Skapat pdf-fil programmatiskt med mdpf i min mail-modul.</text:span></text:span></text:p>
        </text:list-item>
        <text:list-item>
          <text:p text:style-name="P126"><text:span text:style-name="Source_20_Text"><text:span text:style-name="T50">Bifogar pdf-filen till emailet </text:span></text:span><text:span text:style-name="Source_20_Text"><text:span text:style-name="T51">utan att spara filen på datorn</text:span></text:span></text:p>
        </text:list-item>
        <text:list-item>
          <text:p text:style-name="P127"><text:span text:style-name="Source_20_Text"><text:span text:style-name="T51">composer require 'drupal/serial:^2.1' </text:span></text:span><text:span text:style-name="Source_20_Text"><text:span text:style-name="T52">installerades för ”auto increment” av en enskild contenttyp</text:span></text:span><text:span text:style-name="Source_20_Text"><text:span text:style-name="T54">e</text:span></text:span></text:p>
          <text:p text:style-name="P127"><text:span text:style-name="Source_20_Text"><text:span text:style-name="T13"/></text:span></text:p>
          <text:p text:style-name="P127"><text:span text:style-name="Source_20_Text"><text:span text:style-name="T13"/></text:span></text:p>
        </text:list-item>
      </text:list>
      <text:p text:style-name="P12"><text:soft-page-break/><text:span text:style-name="Source_20_Text"><text:span text:style-name="T13">Onsdag</text:span></text:span><text:span text:style-name="Source_20_Text"><text:span text:style-name="T12"> – 1</text:span></text:span><text:span text:style-name="Source_20_Text"><text:span text:style-name="T13">6</text:span></text:span><text:span text:style-name="Source_20_Text"><text:span text:style-name="T12"> April</text:span></text:span></text:p>
      <text:list text:style-name="L16">
        <text:list-item>
          <text:p text:style-name="P128"><text:span text:style-name="Source_20_Text"><text:span text:style-name="T50">Skapat rest för invoice, implementeras patch, delete och get i frontend.</text:span></text:span></text:p>
        </text:list-item>
        <text:list-item>
          <text:p text:style-name="P128"><text:span text:style-name="Source_20_Text"><text:span text:style-name="T50">Egen vy skapad i vue.</text:span></text:span></text:p>
        </text:list-item>
      </text:list>
      <text:list text:continue-list="list931158839" text:style-name="L15">
        <text:list-header>
          <text:p text:style-name="P126"><text:span text:style-name="Source_20_Text"><text:span text:style-name="T50"/></text:span></text:p>
        </text:list-header>
      </text:list>
      <text:list text:style-name="L17">
        <text:list-item>
          <text:p text:style-name="P129"><text:span text:style-name="Source_20_Text"><text:span text:style-name="T13">Med email ska användare kunna beställa nya fakturor till mail samt läsa nyheter</text:span></text:span></text:p>
        </text:list-item>
        <text:list-item>
          <text:p text:style-name="P130"><text:span text:style-name="Source_20_Text"><text:span text:style-name="T15">F</text:span></text:span><text:span text:style-name="Source_20_Text"><text:span text:style-name="T14">akturor behöv</text:span></text:span><text:span text:style-name="Source_20_Text"><text:span text:style-name="T15">er gå</text:span></text:span><text:span text:style-name="Source_20_Text"><text:span text:style-name="T14"> att ladda ner.</text:span></text:span></text:p>
        </text:list-item>
      </text:list>
      <text:p text:style-name="P13"><text:span text:style-name="Source_20_Text"><text:span text:style-name="T15">Torsdag – 17 April</text:span></text:span></text:p>
      <text:list text:style-name="L18">
        <text:list-item>
          <text:p text:style-name="P131"><text:span text:style-name="Source_20_Text"><text:span text:style-name="T50">Implementerat sort och filter för fakturor </text:span></text:span><text:span text:style-name="Source_20_Text"><text:span text:style-name="T53">i vue</text:span></text:span></text:p>
        </text:list-item>
        <text:list-item>
          <text:p text:style-name="P55"><text:span text:style-name="Source_20_Text"><text:span text:style-name="T69">npm i html2pdf</text:span></text:span></text:p>
        </text:list-item>
        <text:list-item>
          <text:p text:style-name="P132"><text:span text:style-name="Source_20_Text"><text:span text:style-name="T55">skapat typfil för html2pdf.d.ts</text:span></text:span></text:p>
        </text:list-item>
        <text:list-item>
          <text:p text:style-name="P132"><text:span text:style-name="Source_20_Text"><text:span text:style-name="T55">skapat specifikt filnamn</text:span></text:span></text:p>
        </text:list-item>
        <text:list-item>
          <text:p text:style-name="P133"><text:span text:style-name="Source_20_Text"><text:span text:style-name="T56">Går att ladda ner fakturor</text:span></text:span></text:p>
        </text:list-item>
        <text:list-item>
          <text:p text:style-name="P133"><text:span text:style-name="Source_20_Text"><text:span text:style-name="T56">Bygger en endpunkt i drupal för att skicka påminnelser.</text:span></text:span></text:p>
          <text:p text:style-name="P134"><text:span text:style-name="Source_20_Text"><text:span text:style-name="T57"/></text:span></text:p>
        </text:list-item>
      </text:list>
      <text:list text:style-name="L19">
        <text:list-item>
          <text:p text:style-name="P135"><text:span text:style-name="Source_20_Text"><text:span text:style-name="T57">ELLER skapa en automatisk påminnelse som ändrar i field_reminded automatiskt vid någon dag försening och förläng med 2 veckor! </text:span></text:span></text:p>
        </text:list-item>
      </text:list>
      <text:list text:style-name="L20">
        <text:list-item>
          <text:p text:style-name="P136"><text:span text:style-name="Source_20_Text"><text:span text:style-name="T58">7. Lagt till ett fält för reminded i vue</text:span></text:span></text:p>
        </text:list-item>
      </text:list>
      <text:p text:style-name="P17"><text:span text:style-name="Source_20_Text"><text:span text:style-name="T17">Fred</text:span></text:span><text:span text:style-name="Source_20_Text"><text:span text:style-name="T15">ag – </text:span></text:span><text:span text:style-name="Source_20_Text"><text:span text:style-name="T16">2</text:span></text:span><text:span text:style-name="Source_20_Text"><text:span text:style-name="T17">8</text:span></text:span><text:span text:style-name="Source_20_Text"><text:span text:style-name="T15"> April </text:span></text:span><text:span text:style-name="Source_20_Text"><text:span text:style-name="T17">Stängt</text:span></text:span></text:p>
      <text:p text:style-name="P17"><text:span text:style-name="Source_20_Text"><text:span text:style-name="T17">Månd</text:span></text:span><text:span text:style-name="Source_20_Text"><text:span text:style-name="T15">ag – </text:span></text:span><text:span text:style-name="Source_20_Text"><text:span text:style-name="T16">2</text:span></text:span><text:span text:style-name="Source_20_Text"><text:span text:style-name="T17">9</text:span></text:span><text:span text:style-name="Source_20_Text"><text:span text:style-name="T15"> April </text:span></text:span><text:span text:style-name="Source_20_Text"><text:span text:style-name="T17">Stängt</text:span></text:span></text:p>
      <text:p text:style-name="P17"><text:span text:style-name="Source_20_Text"><text:span text:style-name="T16">Tis</text:span></text:span><text:span text:style-name="Source_20_Text"><text:span text:style-name="T15">dag – </text:span></text:span><text:span text:style-name="Source_20_Text"><text:span text:style-name="T16">2</text:span></text:span><text:span text:style-name="Source_20_Text"><text:span text:style-name="T17">2</text:span></text:span><text:span text:style-name="Source_20_Text"><text:span text:style-name="T15"> April</text:span></text:span></text:p>
      <text:list text:style-name="L21">
        <text:list-item>
          <text:p text:style-name="P56"><text:span text:style-name="Source_20_Text"><text:span text:style-name="T70">en ny rest för information till boende. Ombyggd data i crud för invoice samt skrivit bättre html faktura</text:span></text:span></text:p>
        </text:list-item>
        <text:list-item>
          <text:p text:style-name="P137"><text:span text:style-name="Source_20_Text"><text:span text:style-name="T59">en helt ny vy i vue för att skapa information till boenden</text:span></text:span></text:p>
        </text:list-item>
        <text:list-item>
          <text:p text:style-name="P137"><text:span text:style-name="Source_20_Text"><text:span text:style-name="T59">nyggt om content type för faktura och implementerat i frontend</text:span></text:span></text:p>
        </text:list-item>
      </text:list>
      <text:p text:style-name="P14"><text:span text:style-name="Source_20_Text"><text:span text:style-name="T15"/></text:span></text:p>
      <text:p text:style-name="P14"><text:span text:style-name="Source_20_Text"><text:span text:style-name="T17">Onsdag</text:span></text:span><text:span text:style-name="Source_20_Text"><text:span text:style-name="T15"> – </text:span></text:span><text:span text:style-name="Source_20_Text"><text:span text:style-name="T16">2</text:span></text:span><text:span text:style-name="Source_20_Text"><text:span text:style-name="T17">3</text:span></text:span><text:span text:style-name="Source_20_Text"><text:span text:style-name="T15"> April</text:span></text:span></text:p>
      <text:list text:style-name="L22">
        <text:list-item>
          <text:p text:style-name="P57"><text:span text:style-name="Source_20_Text"><text:span text:style-name="T70">ny rest backend som kan returnera realestates lista och även kunna ge information utifrån email och hyresvärd.</text:span></text:span></text:p>
        </text:list-item>
        <text:list-item>
          <text:p text:style-name="P57"><text:span text:style-name="Source_20_Text"><text:span text:style-name="T70">Skapat en contenttype och en post för felanmälan. Även komponenter och funktion för detta i vue.</text:span></text:span></text:p>
        </text:list-item>
      </text:list>
      <text:p text:style-name="P15"><text:span text:style-name="Source_20_Text"><text:span text:style-name="T70"/></text:span></text:p>
      <text:p text:style-name="P15"><text:span text:style-name="Source_20_Text"><text:span text:style-name="T70"/></text:span></text:p>
      <text:p text:style-name="P14"><text:span text:style-name="Source_20_Text"><text:span text:style-name="T17">Torsd</text:span></text:span><text:span text:style-name="Source_20_Text"><text:span text:style-name="T15">ag – 2</text:span></text:span><text:span text:style-name="Source_20_Text"><text:span text:style-name="T17">4</text:span></text:span><text:span text:style-name="Source_20_Text"><text:span text:style-name="T15"> April</text:span></text:span></text:p>
      <text:p text:style-name="P18"><text:span text:style-name="Source_20_Text"><text:span text:style-name="T86">Vue</text:span></text:span></text:p>
      <text:list text:style-name="L23">
        <text:list-item>
          <text:p text:style-name="P58"><text:span text:style-name="Source_20_Text"><text:span text:style-name="T70">-Skapat errorReportService</text:span></text:span></text:p>
        </text:list-item>
        <text:list-item>
          <text:p text:style-name="P58"><text:soft-page-break/><text:span text:style-name="Source_20_Text"><text:span text:style-name="T70">-ändrat datumformat i informationService och i errorReport</text:span></text:span></text:p>
        </text:list-item>
        <text:list-item>
          <text:p text:style-name="P58"><text:span text:style-name="Source_20_Text"><text:span text:style-name="T70">-ändrat så att errorreport är relaterade till accommodation </text:span></text:span></text:p>
        </text:list-item>
        <text:list-item>
          <text:p text:style-name="P58"><text:span text:style-name="Source_20_Text"><text:span text:style-name="T70">-skapat errorReportModal med hantering</text:span></text:span></text:p>
        </text:list-item>
        <text:list-item>
          <text:p text:style-name="P58"><text:span text:style-name="Source_20_Text"><text:span text:style-name="T70">-skapat vy och formulär för felhantering</text:span></text:span></text:p>
        </text:list-item>
        <text:list-item>
          <text:p text:style-name="P58"><text:span text:style-name="Source_20_Text"><text:span text:style-name="T70">- skapat typer för felhantering</text:span></text:span></text:p>
        </text:list-item>
        <text:list-item>
          <text:p text:style-name="P58"><text:span text:style-name="Source_20_Text"><text:span text:style-name="T70">- gjort om contenttypes för invoice</text:span></text:span></text:p>
        </text:list-item>
      </text:list>
      <text:p text:style-name="P16"><text:span text:style-name="Source_20_Text"><text:span text:style-name="T71"><text:tab/></text:span></text:span></text:p>
      <text:p text:style-name="P18"><text:span text:style-name="Source_20_Text"><text:span text:style-name="T86">Drupal</text:span></text:span></text:p>
      <text:list text:style-name="L24">
        <text:list-item>
          <text:p text:style-name="P59"><text:span text:style-name="Source_20_Text"><text:span text:style-name="T85">-Skapat rest för ErrorReport i Drupal för patch, get, delete</text:span></text:span></text:p>
        </text:list-item>
        <text:list-item>
          <text:p text:style-name="P60">-Ändrat i contenttype för restinvoice</text:p>
        </text:list-item>
        <text:list-item>
          <text:p text:style-name="P60">-Skapat en Get för tenant för att gämta accommodations som tillhör en epost</text:p>
        </text:list-item>
      </text:list>
      <text:p text:style-name="P20"><text:span text:style-name="Source_20_Text"><text:span text:style-name="T17"/></text:span></text:p>
      <text:p text:style-name="P20"><text:span text:style-name="Source_20_Text"><text:span text:style-name="T18">Fre</text:span></text:span><text:span text:style-name="Source_20_Text"><text:span text:style-name="T17">d</text:span></text:span><text:span text:style-name="Source_20_Text"><text:span text:style-name="T15">ag – 2</text:span></text:span><text:span text:style-name="Source_20_Text"><text:span text:style-name="T18">5</text:span></text:span><text:span text:style-name="Source_20_Text"><text:span text:style-name="T15"> April</text:span></text:span></text:p>
      <text:p text:style-name="P19"><text:span text:style-name="Source_20_Text"><text:span text:style-name="T72">Skrivit rapport.</text:span></text:span></text:p>
      <text:p text:style-name="P19"><text:span text:style-name="Source_20_Text"><text:span text:style-name="T72"/></text:span></text:p>
      <text:p text:style-name="P20"><text:span text:style-name="Source_20_Text"><text:span text:style-name="T15">Måndag – 28 April</text:span></text:span></text:p>
      <text:list text:style-name="L25">
        <text:list-item>
          <text:p text:style-name="P61"><text:span text:style-name="Source_20_Text"><text:span text:style-name="T72">Skrivit rapport.</text:span></text:span></text:p>
        </text:list-item>
        <text:list-item>
          <text:p text:style-name="P61"><text:span text:style-name="Source_20_Text"><text:span text:style-name="T73">Kontrollerar kod inför ”code review”</text:span></text:span></text:p>
        </text:list-item>
        <text:list-item>
          <text:p text:style-name="P62"><text:span text:style-name="Source_20_Text"><text:span text:style-name="T74">Kommenterar och tar bort.</text:span></text:span></text:p>
        </text:list-item>
        <text:list-item>
          <text:p text:style-name="P63"><text:span text:style-name="Source_20_Text"><text:span text:style-name="T75">Detta gjordes i vue och drupal</text:span></text:span></text:p>
        </text:list-item>
      </text:list>
      <text:p text:style-name="P21"><text:span text:style-name="Source_20_Text"><text:span text:style-name="T75"/></text:span></text:p>
      <text:p text:style-name="P20"><text:span text:style-name="Source_20_Text"><text:span text:style-name="T19">Tisdag</text:span></text:span><text:span text:style-name="Source_20_Text"><text:span text:style-name="T15"> – 2</text:span></text:span><text:span text:style-name="Source_20_Text"><text:span text:style-name="T19">9</text:span></text:span><text:span text:style-name="Source_20_Text"><text:span text:style-name="T15"> April</text:span></text:span></text:p>
      <text:list text:style-name="L26">
        <text:list-item>
          <text:p text:style-name="P64"><text:span text:style-name="Source_20_Text"><text:span text:style-name="T74">skrivit rapport</text:span></text:span></text:p>
        </text:list-item>
        <text:list-item>
          <text:p text:style-name="P64"><text:span text:style-name="Source_20_Text"><text:span text:style-name="T74">kommenterat </text:span></text:span><text:span text:style-name="Source_20_Text"><text:span text:style-name="T76">och rensat i vue</text:span></text:span></text:p>
        </text:list-item>
        <text:list-item>
          <text:p text:style-name="P65"><text:span text:style-name="Source_20_Text"><text:span text:style-name="T76">stor ombyggnation av in och utloggning.</text:span></text:span></text:p>
        </text:list-item>
        <text:list-item>
          <text:p text:style-name="P65"><text:span text:style-name="Source_20_Text"><text:span text:style-name="T76">Ändrat i drupal så att namn istället för id returneras för relaterade bostäder till felanmälan</text:span></text:span></text:p>
        </text:list-item>
        <text:list-item>
          <text:p text:style-name="P65"><text:span text:style-name="Source_20_Text"><text:span text:style-name="T76">gjort om och troligen färdigt er-diagrammet</text:span></text:span></text:p>
        </text:list-item>
      </text:list>
      <text:p text:style-name="P22"><text:span text:style-name="Source_20_Text"><text:span text:style-name="T76"/></text:span></text:p>
      <text:p text:style-name="P20"><text:span text:style-name="Source_20_Text"><text:span text:style-name="T19">O</text:span></text:span><text:span text:style-name="Source_20_Text"><text:span text:style-name="T20">ns</text:span></text:span><text:span text:style-name="Source_20_Text"><text:span text:style-name="T19">dag – 30 April</text:span></text:span></text:p>
      <text:list text:style-name="L27">
        <text:list-item>
          <text:p text:style-name="P66"><text:span text:style-name="Source_20_Text"><text:span text:style-name="T76">-ändrat i headern igen för login ej bra ännu</text:span></text:span></text:p>
        </text:list-item>
        <text:list-item>
          <text:p text:style-name="P66"><text:span text:style-name="Source_20_Text"><text:span text:style-name="T76">-fixat visning och meddelanden vis api anrop</text:span></text:span></text:p>
        </text:list-item>
        <text:list-item>
          <text:p text:style-name="P66"><text:span text:style-name="Source_20_Text"><text:span text:style-name="T76">-fixat så fakturering vid klick samt påminnelse</text:span></text:span></text:p>
        </text:list-item>
        <text:list-item>
          <text:p text:style-name="P66"><text:span text:style-name="Source_20_Text"><text:span text:style-name="T108">-slagit ihop till en modul. hanterar nu fakureringspåminnelser och nya faktuering via endpoint</text:span></text:span></text:p>
        </text:list-item>
        <text:list-item>
          <text:p text:style-name="P66"><text:span text:style-name="Source_20_Text"><text:span text:style-name="T76"/></text:span></text:p>
        </text:list-item>
      </text:list>
      <text:p text:style-name="P23"><text:span text:style-name="Source_20_Text"><text:span text:style-name="T77"/></text:span></text:p>
      <text:p text:style-name="P23"><text:span text:style-name="Source_20_Text"><text:span text:style-name="T77">ATT GÖRA. Skapa en lokal drupal som ansluter till remote db och email. Kopiera sedan den i sin helhet till nya hosten.</text:span></text:span></text:p>
      <text:p text:style-name="P23"><text:span text:style-name="Source_20_Text"><text:span text:style-name="T77"/></text:span></text:p>
      <text:p text:style-name="P24"><text:span text:style-name="Source_20_Text"><text:span text:style-name="T21">Fre</text:span></text:span><text:span text:style-name="Source_20_Text"><text:span text:style-name="T19">dag – 0</text:span></text:span><text:span text:style-name="Source_20_Text"><text:span text:style-name="T21">2</text:span></text:span><text:span text:style-name="Source_20_Text"><text:span text:style-name="T19"> April</text:span></text:span></text:p>
      <text:list text:style-name="L28">
        <text:list-item>
          <text:p text:style-name="P138"><text:span text:style-name="Source_20_Text"><text:span text:style-name="T74">Rapportskrivning</text:span></text:span></text:p>
        </text:list-item>
      </text:list>
      <text:p text:style-name="P20"><text:span text:style-name="Source_20_Text"><text:span text:style-name="T21">Mån</text:span></text:span><text:span text:style-name="Source_20_Text"><text:span text:style-name="T19">dag – </text:span></text:span><text:span text:style-name="Source_20_Text"><text:span text:style-name="T21">05</text:span></text:span><text:span text:style-name="Source_20_Text"><text:span text:style-name="T19"> April</text:span></text:span></text:p>
      <text:list text:style-name="L29">
        <text:list-item>
          <text:p text:style-name="P139"><text:span text:style-name="Source_20_Text"><text:span text:style-name="T78">Fixat så att auto mailer endast köres en gång per dygn med cron</text:span></text:span></text:p>
        </text:list-item>
        <text:list-item>
          <text:p text:style-name="P140"><text:span text:style-name="Source_20_Text"><text:span text:style-name="T79">Hostar Vue på netlify</text:span></text:span></text:p>
        </text:list-item>
        <text:list-item>
          <text:p text:style-name="P140"><text:soft-page-break/><text:span text:style-name="Source_20_Text"><text:span text:style-name="T79">Hostar drupal på inleed</text:span></text:span></text:p>
        </text:list-item>
        <text:list-item>
          <text:p text:style-name="P140"><text:span text:style-name="Source_20_Text"><text:span text:style-name="T79">Skrivit hela förloppet i ett dokument för att skapa om och hosta drupal</text:span></text:span></text:p>
        </text:list-item>
      </text:list>
      <text:p text:style-name="P20"><text:span text:style-name="Source_20_Text"><text:span text:style-name="T22">Tis</text:span></text:span><text:span text:style-name="Source_20_Text"><text:span text:style-name="T19">dag – 0</text:span></text:span><text:span text:style-name="Source_20_Text"><text:span text:style-name="T22">6</text:span></text:span><text:span text:style-name="Source_20_Text"><text:span text:style-name="T19"> April</text:span></text:span></text:p>
      <text:list text:style-name="L30">
        <text:list-item>
          <text:p text:style-name="P67"><text:span text:style-name="Source_20_Text"><text:span text:style-name="T80">Startat Cron på webbhost genom kontaktlänk</text:span></text:span></text:p>
        </text:list-item>
        <text:list-item>
          <text:p text:style-name="P67"><text:span text:style-name="Source_20_Text"><text:span text:style-name="T80">Många fixar från toFix-listan.</text:span></text:span></text:p>
        </text:list-item>
        <text:list-item>
          <text:p text:style-name="P67"><text:span text:style-name="Source_20_Text"><text:span text:style-name="T80">Filtrering nu för alla tabellkollumner</text:span></text:span></text:p>
        </text:list-item>
        <text:list-item>
          <text:p text:style-name="P67"><text:span text:style-name="Source_20_Text"><text:span text:style-name="T80">HTML-validerat, många fixar</text:span></text:span></text:p>
        </text:list-item>
        <text:list-item>
          <text:p text:style-name="P67"><text:span text:style-name="Source_20_Text"><text:span text:style-name="T80">Mer information och bilder på startsidan</text:span></text:span></text:p>
        </text:list-item>
        <text:list-item>
          <text:p text:style-name="P67"><text:span text:style-name="Source_20_Text"><text:span text:style-name="T80">Skrivit integritetspolicy</text:span></text:span></text:p>
        </text:list-item>
        <text:list-item>
          <text:p text:style-name="P67"><text:span text:style-name="Source_20_Text"><text:span text:style-name="T80">Skrivit om oss</text:span></text:span></text:p>
        </text:list-item>
        <text:list-item>
          <text:p text:style-name="P67"><text:span text:style-name="Source_20_Text"><text:span text:style-name="T80">Mobilanpassat</text:span></text:span></text:p>
        </text:list-item>
      </text:list>
      <text:p text:style-name="P25"><text:span text:style-name="Source_20_Text"><text:span text:style-name="T80"/></text:span></text:p>
      <text:p text:style-name="P25"><text:span text:style-name="Source_20_Text"><text:span text:style-name="T80"/></text:span></text:p>
      <text:p text:style-name="P20"><text:span text:style-name="Source_20_Text"><text:span text:style-name="T22">Ons</text:span></text:span><text:span text:style-name="Source_20_Text"><text:span text:style-name="T19">dag – 0</text:span></text:span><text:span text:style-name="Source_20_Text"><text:span text:style-name="T22">7</text:span></text:span><text:span text:style-name="Source_20_Text"><text:span text:style-name="T19"> April</text:span></text:span></text:p>
      <text:list text:style-name="L31">
        <text:list-item>
          <text:p text:style-name="P68"><text:span text:style-name="Source_20_Text"><text:span text:style-name="T80">DOS-lagen (tillgänglighetsredogörelse, tester, anpassning).</text:span></text:span></text:p>
        </text:list-item>
        <text:list-item>
          <text:p text:style-name="P68"><text:span text:style-name="Source_20_Text"><text:span text:style-name="T87">Rättigheter på servern för filer ska begränsas.</text:span></text:span></text:p>
        </text:list-item>
        <text:list-item>
          <text:p text:style-name="P69"><text:span text:style-name="Source_20_Text"><text:span text:style-name="T81">Rapport</text:span></text:span></text:p>
        </text:list-item>
      </text:list>
      <text:p text:style-name="P26"><text:span text:style-name="Source_20_Text"><text:span text:style-name="T81"/></text:span></text:p>
      <text:p text:style-name="P26"><text:span text:style-name="Source_20_Text"><text:span text:style-name="T19"/></text:span></text:p>
      <text:p text:style-name="P20"><text:span text:style-name="Source_20_Text"><text:span text:style-name="T19">Torsdag – 08 April</text:span></text:span></text:p>
      <text:list text:style-name="L32">
        <text:list-item>
          <text:p text:style-name="P70"><text:span text:style-name="Source_20_Text"><text:span text:style-name="T88">R</text:span></text:span><text:span text:style-name="Source_20_Text"><text:span text:style-name="T87">apport</text:span></text:span><text:span text:style-name="Source_20_Text"><text:span text:style-name="T88">skrivning</text:span></text:span></text:p>
        </text:list-item>
        <text:list-item>
          <text:p text:style-name="P71"><text:span text:style-name="Source_20_Text"><text:span text:style-name="T88">Skickat in för feedback</text:span></text:span></text:p>
        </text:list-item>
      </text:list>
      <text:p text:style-name="P27"><text:span text:style-name="Source_20_Text"><text:span text:style-name="T88"/></text:span></text:p>
      <text:p text:style-name="P20"><text:span text:style-name="Source_20_Text"><text:span text:style-name="T23">Fre</text:span></text:span><text:span text:style-name="Source_20_Text"><text:span text:style-name="T19">dag – 0</text:span></text:span><text:span text:style-name="Source_20_Text"><text:span text:style-name="T23">9</text:span></text:span><text:span text:style-name="Source_20_Text"><text:span text:style-name="T19"> April</text:span></text:span></text:p>
      <text:list text:style-name="L33">
        <text:list-item>
          <text:p text:style-name="P72"><text:span text:style-name="Source_20_Text"><text:span text:style-name="T83">Skrivit och publicerat </text:span></text:span><text:span text:style-name="Source_20_Text"><text:span text:style-name="T80">Tillgänglighetsredogörelse</text:span></text:span></text:p>
        </text:list-item>
        <text:list-item>
          <text:p text:style-name="P73"><text:span text:style-name="Source_20_Text"><text:span text:style-name="T82">Studerat cybersäkerhet som är relevant för detta projekt </text:span></text:span><text:span text:style-name="Source_20_Text"><text:span text:style-name="T84">och l</text:span></text:span><text:span text:style-name="Source_20_Text"><text:span text:style-name="T82">ämnat in uppgift</text:span></text:span><text:span text:style-name="Source_20_Text"><text:span text:style-name="T84">en.</text:span></text:span></text:p>
        </text:list-item>
        <text:list-item>
          <text:p text:style-name="P74"><text:span text:style-name="Source_20_Text"><text:span text:style-name="T83">Testat mer på mobil. Anpassat rubriker och centreringar samt ikon.</text:span></text:span></text:p>
        </text:list-item>
        <text:list-item>
          <text:p text:style-name="P74"><text:span text:style-name="Source_20_Text"><text:span text:style-name="T83"/></text:span></text:p>
        </text:list-item>
      </text:list>
      <text:p text:style-name="P28"><text:span text:style-name="Source_20_Text"><text:span text:style-name="T83"/></text:span></text:p>
      <text:p text:style-name="P29"><text:span text:style-name="Source_20_Text"><text:span text:style-name="T24">Mån</text:span></text:span><text:span text:style-name="Source_20_Text"><text:span text:style-name="T19">dag – </text:span></text:span><text:span text:style-name="Source_20_Text"><text:span text:style-name="T24">12</text:span></text:span><text:span text:style-name="Source_20_Text"><text:span text:style-name="T19"> April</text:span></text:span></text:p>
      <text:list text:style-name="L34">
        <text:list-item>
          <text:p text:style-name="P75"><text:span text:style-name="Source_20_Text"><text:span text:style-name="T89">Code Review av min Drupal kod och projekt i helhet</text:span></text:span></text:p>
        </text:list-item>
        <text:list-item>
          <text:p text:style-name="P75"><text:span text:style-name="Source_20_Text"><text:span text:style-name="T89">Rättat i koden lite efter det</text:span></text:span></text:p>
        </text:list-item>
        <text:list-item>
          <text:p text:style-name="P75"><text:span text:style-name="Source_20_Text"><text:span text:style-name="T89">Skapat paginering för tabeller</text:span></text:span></text:p>
        </text:list-item>
        <text:list-item>
          <text:p text:style-name="P75"><text:span text:style-name="Source_20_Text"><text:span text:style-name="T89">Skapat e-post notiser vid felanmälan.</text:span></text:span></text:p>
        </text:list-item>
        <text:list-item>
          <text:p text:style-name="P76"><text:span text:style-name="Source_20_Text"><text:span text:style-name="T90">Skrivit rapport</text:span></text:span></text:p>
          <text:p text:style-name="P141"><text:span text:style-name="Source_20_Text"><text:span text:style-name="T83"/></text:span></text:p>
        </text:list-item>
      </text:list>
      <text:p text:style-name="P30"><text:span text:style-name="Source_20_Text"><text:span text:style-name="T25">Tis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5">3</text:span></text:span><text:span text:style-name="Source_20_Text"><text:span text:style-name="T19"> April</text:span></text:span></text:p>
      <text:list text:style-name="L35">
        <text:list-item>
          <text:p text:style-name="P77"><text:span text:style-name="Source_20_Text"><text:span text:style-name="T89">Ä</text:span></text:span><text:span text:style-name="Source_20_Text"><text:span text:style-name="T91">ndrat title och aria-taggar för alla knappar i vue.</text:span></text:span></text:p>
        </text:list-item>
        <text:list-item>
          <text:p text:style-name="P77"><text:span text:style-name="Source_20_Text"><text:span text:style-name="T90">Skrivit rapport</text:span></text:span></text:p>
        </text:list-item>
      </text:list>
      <text:p text:style-name="P31"><text:span text:style-name="Source_20_Text"><text:span text:style-name="T25"/></text:span></text:p>
      <text:p text:style-name="P31"><text:span text:style-name="Source_20_Text"><text:span text:style-name="T26">Ons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6">4</text:span></text:span><text:span text:style-name="Source_20_Text"><text:span text:style-name="T19"> April</text:span></text:span></text:p>
      <text:list text:style-name="L36">
        <text:list-item>
          <text:p text:style-name="P78"><text:soft-page-break/><text:span text:style-name="Source_20_Text"><text:span text:style-name="T90">Skrivit rapport</text:span></text:span></text:p>
        </text:list-item>
        <text:list-item>
          <text:p text:style-name="P78"><text:span text:style-name="Source_20_Text"><text:span text:style-name="T92">Ansökt om jobb</text:span></text:span></text:p>
          <text:p text:style-name="P78"><text:span text:style-name="Source_20_Text"><text:span text:style-name="T92"/></text:span></text:p>
        </text:list-item>
      </text:list>
      <text:p text:style-name="P32"><text:span text:style-name="Source_20_Text"><text:span text:style-name="T19">Tor</text:span></text:span><text:span text:style-name="Source_20_Text"><text:span text:style-name="T27">s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7">5</text:span></text:span><text:span text:style-name="Source_20_Text"><text:span text:style-name="T19"> April</text:span></text:span></text:p>
      <text:list text:style-name="L37">
        <text:list-item>
          <text:p text:style-name="P79"><text:span text:style-name="Source_20_Text"><text:span text:style-name="T90">Skrivit rapport</text:span></text:span></text:p>
        </text:list-item>
      </text:list>
      <text:p text:style-name="P33"><text:span text:style-name="Source_20_Text"><text:span text:style-name="T90"/></text:span></text:p>
      <text:p text:style-name="P35"><text:span text:style-name="Source_20_Text"><text:span text:style-name="T28">Fre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8">6</text:span></text:span><text:span text:style-name="Source_20_Text"><text:span text:style-name="T19"> April</text:span></text:span></text:p>
      <text:list text:style-name="L38">
        <text:list-item>
          <text:p text:style-name="P80"><text:span text:style-name="Source_20_Text"><text:span text:style-name="T90">Skrivit </text:span></text:span><text:span text:style-name="Source_20_Text"><text:span text:style-name="T93">projektdagbok</text:span></text:span></text:p>
        </text:list-item>
        <text:list-item>
          <text:p text:style-name="P80"><text:span text:style-name="Source_20_Text"><text:span text:style-name="T93">Skrivit klart ett första ”färdigt” utkasst</text:span></text:span></text:p>
        </text:list-item>
        <text:list-item>
          <text:p text:style-name="P80"><text:span text:style-name="Source_20_Text"><text:span text:style-name="T93">lämnat in rapport för feedback</text:span></text:span></text:p>
        </text:list-item>
        <text:list-item>
          <text:p text:style-name="P80"><text:span text:style-name="Source_20_Text"><text:span text:style-name="T93">skapat tankekarta </text:span></text:span><text:span text:style-name="Source_20_Text"><text:span text:style-name="T94">och skrivit om den i rapporten</text:span></text:span></text:p>
        </text:list-item>
        <text:list-item>
          <text:p text:style-name="P80"><text:span text:style-name="Source_20_Text"><text:span text:style-name="T93">skapat en ny mer rapportanpassad tidsplan <text:s/></text:span></text:span><text:span text:style-name="Source_20_Text"><text:span text:style-name="T94">och lagt till i rapporten</text:span></text:span></text:p>
        </text:list-item>
        <text:list-item>
          <text:p text:style-name="P80"><text:span text:style-name="Source_20_Text"><text:span text:style-name="T93">Skrivit rapport uppföljning i moodle</text:span></text:span></text:p>
        </text:list-item>
      </text:list>
      <text:p text:style-name="P34"><text:span text:style-name="Source_20_Text"><text:span text:style-name="T93"/></text:span></text:p>
      <text:p text:style-name="P35"><text:span text:style-name="Source_20_Text"><text:span text:style-name="T19">Må</text:span></text:span><text:span text:style-name="Source_20_Text"><text:span text:style-name="T28">n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30">9</text:span></text:span><text:span text:style-name="Source_20_Text"><text:span text:style-name="T19"> April</text:span></text:span></text:p>
      <text:list text:style-name="L39">
        <text:list-item>
          <text:p text:style-name="P81"><text:span text:style-name="Source_20_Text"><text:span text:style-name="T94">Skapat webbplatskarta och skrivit om den i rapporten</text:span></text:span></text:p>
        </text:list-item>
        <text:list-item>
          <text:p text:style-name="P82"><text:span text:style-name="Source_20_Text"><text:span text:style-name="T95">Skapat ett dokument för användartester.</text:span></text:span></text:p>
        </text:list-item>
        <text:list-item>
          <text:p text:style-name="P82"><text:span text:style-name="Source_20_Text"><text:span text:style-name="T95">Skrivit om testerna i rapporten men resultatet </text:span></text:span><text:span text:style-name="Source_20_Text"><text:span text:style-name="T96">från testerna</text:span></text:span><text:span text:style-name="Source_20_Text"><text:span text:style-name="T95"> saknas.</text:span></text:span></text:p>
        </text:list-item>
        <text:list-item>
          <text:p text:style-name="P83"><text:span text:style-name="Source_20_Text"><text:span text:style-name="T97">Utfört användartester</text:span></text:span></text:p>
        </text:list-item>
      </text:list>
      <text:p text:style-name="P36"><text:span text:style-name="Source_20_Text"><text:span text:style-name="T97"/></text:span></text:p>
      <text:p text:style-name="P37"><text:span text:style-name="Source_20_Text"><text:span text:style-name="T93"/></text:span></text:p>
      <text:p text:style-name="P38"><text:span text:style-name="Source_20_Text"><text:span text:style-name="T29">Tis</text:span></text:span><text:span text:style-name="Source_20_Text"><text:span text:style-name="T19">dag – </text:span></text:span><text:span text:style-name="Source_20_Text"><text:span text:style-name="T30">20</text:span></text:span><text:span text:style-name="Source_20_Text"><text:span text:style-name="T19"> April</text:span></text:span></text:p>
      <text:p text:style-name="P39"><text:span text:style-name="Source_20_Text"><text:span text:style-name="T95">Studentträff</text:span></text:span></text:p>
      <text:p text:style-name="P39"><text:span text:style-name="Source_20_Text"><text:span text:style-name="T95"/></text:span></text:p>
      <text:p text:style-name="P35"><text:span text:style-name="Source_20_Text"><text:span text:style-name="T30">On</text:span></text:span><text:span text:style-name="Source_20_Text"><text:span text:style-name="T19">sdag – </text:span></text:span><text:span text:style-name="Source_20_Text"><text:span text:style-name="T30">21</text:span></text:span><text:span text:style-name="Source_20_Text"><text:span text:style-name="T19"> April</text:span></text:span></text:p>
      <text:list text:style-name="L40">
        <text:list-item>
          <text:p text:style-name="P84"><text:span text:style-name="Source_20_Text"><text:span text:style-name="T101">Prov cybersäkerhet</text:span></text:span></text:p>
        </text:list-item>
        <text:list-item>
          <text:p text:style-name="P84"><text:span text:style-name="Source_20_Text"><text:span text:style-name="T101">Rätta andras cybersäkerhet</text:span></text:span></text:p>
        </text:list-item>
        <text:list-item>
          <text:p text:style-name="P84"><text:span text:style-name="Source_20_Text"><text:span text:style-name="T101">Rapport: Ändrat i användartesterna</text:span></text:span></text:p>
        </text:list-item>
        <text:list-item>
          <text:p text:style-name="P84"><text:span text:style-name="Source_20_Text"><text:span text:style-name="T101">Rapport: </text:span></text:span><text:span text:style-name="Source_20_Text"><text:span text:style-name="T102">Skickat in för utvärdering</text:span></text:span></text:p>
        </text:list-item>
      </text:list>
      <text:p text:style-name="P40"><text:span text:style-name="Source_20_Text"><text:span text:style-name="T102"/></text:span></text:p>
      <text:p text:style-name="P35"><text:span text:style-name="Source_20_Text"><text:span text:style-name="T31">Tors</text:span></text:span><text:span text:style-name="Source_20_Text"><text:span text:style-name="T19">dag – 2</text:span></text:span><text:span text:style-name="Source_20_Text"><text:span text:style-name="T31">2</text:span></text:span><text:span text:style-name="Source_20_Text"><text:span text:style-name="T19"> April</text:span></text:span></text:p>
      <text:list text:style-name="L41">
        <text:list-item>
          <text:p text:style-name="P85"><text:span text:style-name="Source_20_Text"><text:span text:style-name="T101">Lämnat in rapport för opponering</text:span></text:span></text:p>
        </text:list-item>
        <text:list-item>
          <text:p text:style-name="P85"><text:span text:style-name="Source_20_Text"><text:span text:style-name="T101">Lämnat in godkännande för DIVA-publicering </text:span></text:span></text:p>
        </text:list-item>
        <text:list-item>
          <text:p text:style-name="P86"><text:span text:style-name="Source_20_Text"><text:span text:style-name="T103">Rensat på arbetsdatorn</text:span></text:span></text:p>
        </text:list-item>
        <text:list-item>
          <text:p text:style-name="P86"><text:span text:style-name="Source_20_Text"><text:span text:style-name="T103">Börjat med MOOC för Industri 4.0</text:span></text:span></text:p>
        </text:list-item>
      </text:list>
      <text:p text:style-name="P89"><text:span text:style-name="Source_20_Text"><text:span text:style-name="T103"/></text:span></text:p>
      <text:p text:style-name="P35"><text:span text:style-name="Source_20_Text"><text:span text:style-name="T32">Fre</text:span></text:span><text:span text:style-name="Source_20_Text"><text:span text:style-name="T19">dag – 2</text:span></text:span><text:span text:style-name="Source_20_Text"><text:span text:style-name="T32">3</text:span></text:span><text:span text:style-name="Source_20_Text"><text:span text:style-name="T19"> April</text:span></text:span></text:p>
      <text:list text:style-name="L43">
        <text:list-item>
          <text:p text:style-name="P91"><text:span text:style-name="Source_20_Text"><text:span text:style-name="T105">Rapport klar</text:span></text:span></text:p>
        </text:list-item>
        <text:list-item>
          <text:p text:style-name="P91"><text:span text:style-name="Source_20_Text"><text:span text:style-name="T105">Klar med MOOC för industri 4.0</text:span></text:span></text:p>
        </text:list-item>
      </text:list>
      <text:p text:style-name="P90"><text:span text:style-name="Source_20_Text"><text:span text:style-name="T105"/></text:span></text:p>
      <text:p text:style-name="P37"><text:span text:style-name="Source_20_Text"><text:span text:style-name="T98">TODO – </text:span></text:span></text:p>
      <text:list text:style-name="L42">
        <text:list-item>
          <text:p text:style-name="P87"><text:span text:style-name="Source_20_Text"><text:span text:style-name="T100">Opponering 4 frågor minst </text:span></text:span><text:span text:style-name="Source_20_Text"><text:span text:style-name="T104">av övergripande karaktär.</text:span></text:span></text:p>
        </text:list-item>
        <text:list-item>
          <text:p text:style-name="P88"><text:span text:style-name="Source_20_Text"><text:span text:style-name="T101">korta ner redovisningspresentationen</text:span></text:span></text:p>
        </text:list-item>
        <text:list-item>
          <text:p text:style-name="P88"><text:span text:style-name="Source_20_Text"><text:span text:style-name="T99">Skriv färdigt presentationen 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0:28:28.575543375</meta:creation-date>
    <dc:date>2025-05-23T13:16:26.173572496</dc:date>
    <meta:editing-duration>P4DT19H25M32S</meta:editing-duration>
    <meta:editing-cycles>112</meta:editing-cycles>
    <meta:generator>LibreOffice/24.2.7.2$Linux_X86_64 LibreOffice_project/420$Build-2</meta:generator>
    <meta:document-statistic meta:table-count="0" meta:image-count="0" meta:object-count="0" meta:page-count="8" meta:paragraph-count="229" meta:word-count="1611" meta:character-count="10022" meta:non-whitespace-character-count="8752"/>
  </office:meta>
</office:document-meta>
</file>